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5744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1.2339in"/>
    </style:style>
    <style:style style:name="co6" style:family="table-column">
      <style:table-column-properties fo:break-before="auto" style:column-width="1.2665in"/>
    </style:style>
    <style:style style:name="co7" style:family="table-column">
      <style:table-column-properties fo:break-before="auto" style:column-width="1.3437in"/>
    </style:style>
    <style:style style:name="co8" style:family="table-column">
      <style:table-column-properties fo:break-before="auto" style:column-width="1.8898in"/>
    </style:style>
    <style:style style:name="co9" style:family="table-column">
      <style:table-column-properties fo:break-before="auto" style:column-width="1.0299in"/>
    </style:style>
    <style:style style:name="co10" style:family="table-column">
      <style:table-column-properties fo:break-before="auto" style:column-width="2.189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#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UFACTURER #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NI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rt Description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olerance</text:p>
          </table:table-cell>
          <table:table-cell table:style-name="ce1" office:value-type="string">
            <text:p>EE_SPEC</text:p>
          </table:table-cell>
        </table:table-row>
        <table:table-row table:style-name="ro1">
          <table:table-cell office:value-type="string">
            <text:p>C1, C12, C13, C57, C58, C131, C132</text:p>
          </table:table-cell>
          <table:table-cell office:value-type="string">
            <text:p>Digi-Key</text:p>
          </table:table-cell>
          <table:table-cell office:value-type="string">
            <text:p>478-1074-2-ND</text:p>
          </table:table-cell>
          <table:table-cell office:value-type="string">
            <text:p>AVX</text:p>
          </table:table-cell>
          <table:table-cell office:value-type="string">
            <text:p>04025A220JAT2A</text:p>
          </table:table-cell>
          <table:table-cell office:value-type="string">
            <text:p>22pF 50V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2pF</text:p>
          </table:table-cell>
          <table:table-cell office:value-type="string">
            <text:p>C0402</text:p>
          </table:table-cell>
          <table:table-cell office:value-type="string">
            <text:p>CAP CER 0402 22pF 50V 5% C0G</text:p>
          </table:table-cell>
          <table:table-cell office:value-type="string">
            <text:p>22pF ±5% 50V Ceramic Capacitor C0G, NP0 0402 (1005 Metric)</text:p>
          </table:table-cell>
          <table:table-cell office:value-type="string">
            <text:p>22pF</text:p>
          </table:table-cell>
          <table:table-cell office:value-type="string">
            <text:p>5%</text:p>
          </table:table-cell>
          <table:table-cell office:value-type="string">
            <text:p>22pF 5% 50V NP0 0402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Digi-Key</text:p>
          </table:table-cell>
          <table:table-cell office:value-type="string">
            <text:p>399-4925-2-ND</text:p>
          </table:table-cell>
          <table:table-cell office:value-type="string">
            <text:p>Kemet</text:p>
          </table:table-cell>
          <table:table-cell office:value-type="string">
            <text:p>C0805C106K8PACTU</text:p>
          </table:table-cell>
          <table:table-cell office:value-type="string">
            <text:p>10uF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0uF</text:p>
          </table:table-cell>
          <table:table-cell office:value-type="string">
            <text:p>C0805</text:p>
          </table:table-cell>
          <table:table-cell office:value-type="string">
            <text:p>CAP CER 0805 10uF 10V 10% X5R</text:p>
          </table:table-cell>
          <table:table-cell office:value-type="string">
            <text:p>10µF ±10% 10V Ceramic Capacitor X5R 0805 (2012 Metric)</text:p>
          </table:table-cell>
          <table:table-cell office:value-type="string">
            <text:p>10uF</text:p>
          </table:table-cell>
          <table:table-cell office:value-type="string">
            <text:p>+/- 10%</text:p>
          </table:table-cell>
          <table:table-cell office:value-type="string">
            <text:p>10uF 10V X5R 0805</text:p>
          </table:table-cell>
        </table:table-row>
        <table:table-row table:style-name="ro1">
          <table:table-cell office:value-type="string">
            <text:p>C3, C17, C23, C28, C31, C32, C33, C36, C37, C60, C62, C71, C82, C84, C85, C86, C87, C88, C89, C90, C99, C102, C104, C105, C108, C110, C111, C113, C116, C119</text:p>
          </table:table-cell>
          <table:table-cell office:value-type="string">
            <text:p>Digi-Key</text:p>
          </table:table-cell>
          <table:table-cell office:value-type="string">
            <text:p>399-5089-2-ND</text:p>
          </table:table-cell>
          <table:table-cell office:value-type="string">
            <text:p>Kemet</text:p>
          </table:table-cell>
          <table:table-cell office:value-type="string">
            <text:p>C0603C104K5RACTU</text:p>
          </table:table-cell>
          <table:table-cell office:value-type="string">
            <text:p>100nF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100nF</text:p>
          </table:table-cell>
          <table:table-cell office:value-type="string">
            <text:p>C0603</text:p>
          </table:table-cell>
          <table:table-cell office:value-type="string">
            <text:p>CAP CER 0603 100nF 50V 10% X7R</text:p>
          </table:table-cell>
          <table:table-cell office:value-type="string">
            <text:p>0.1µF ±10% 50V Ceramic Capacitor X7R 0603 (1608 Metric)</text:p>
          </table:table-cell>
          <table:table-cell office:value-type="string">
            <text:p>100nF</text:p>
          </table:table-cell>
          <table:table-cell office:value-type="string">
            <text:p>+/- 10%</text:p>
          </table:table-cell>
          <table:table-cell office:value-type="string">
            <text:p>100nF 50V X7R 0603</text:p>
          </table:table-cell>
        </table:table-row>
        <table:table-row table:style-name="ro1">
          <table:table-cell office:value-type="string">
            <text:p>C4, C6, C7, C8, C9, C10, C11, C14, C15, C26, C39, C41, C42, C43, C44, C46, C49, C50, C51, C52, C53, C54, C55, C56, C59, C64, C67, C68, C69, C70, C73, C74, C77, C79, C83, C92, C93, C94, C95, C120, C121, C122, C123, C124, C125, C126, C127, C128, C129</text:p>
          </table:table-cell>
          <table:table-cell office:value-type="string">
            <text:p>Digi-Key</text:p>
          </table:table-cell>
          <table:table-cell office:value-type="string">
            <text:p>490-3261-2-ND</text:p>
          </table:table-cell>
          <table:table-cell office:value-type="string">
            <text:p>Murata</text:p>
          </table:table-cell>
          <table:table-cell office:value-type="string">
            <text:p>GRM155R71C104KA88D</text:p>
          </table:table-cell>
          <table:table-cell office:value-type="string">
            <text:p>100nF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100nF</text:p>
          </table:table-cell>
          <table:table-cell office:value-type="string">
            <text:p>C0402</text:p>
          </table:table-cell>
          <table:table-cell office:value-type="string">
            <text:p>CAP CER 0402 100nF 16V 10% X7R</text:p>
          </table:table-cell>
          <table:table-cell office:value-type="string">
            <text:p>0.10µF ±10% 16V Ceramic Capacitor X7R 0402 (1005 Metric)</text:p>
          </table:table-cell>
          <table:table-cell office:value-type="string">
            <text:p>100nF</text:p>
          </table:table-cell>
          <table:table-cell office:value-type="string">
            <text:p>+/- 10%</text:p>
          </table:table-cell>
          <table:table-cell office:value-type="string">
            <text:p>100nF 16V X7R 0402</text:p>
          </table:table-cell>
        </table:table-row>
        <table:table-row table:style-name="ro1">
          <table:table-cell office:value-type="string">
            <text:p>C5, C18, C24, C27, C103, C109</text:p>
          </table:table-cell>
          <table:table-cell office:value-type="string">
            <text:p>Digi-Key</text:p>
          </table:table-cell>
          <table:table-cell office:value-type="string">
            <text:p>493-2203-2-ND</text:p>
          </table:table-cell>
          <table:table-cell office:value-type="string">
            <text:p>Nichicon</text:p>
          </table:table-cell>
          <table:table-cell office:value-type="string">
            <text:p>UWT1V101MCL1GS</text:p>
          </table:table-cell>
          <table:table-cell office:value-type="string">
            <text:p>100uF</text:p>
          </table:table-cell>
          <table:table-cell office:value-type="float" office:value="6">
            <text:p>6</text:p>
          </table:table-cell>
          <table:table-cell/>
          <table:table-cell office:value-type="string">
            <text:p>UWT1V101MCL1GS</text:p>
          </table:table-cell>
          <table:table-cell office:value-type="string">
            <text:p>CAP-ELEC-063063077</text:p>
          </table:table-cell>
          <table:table-cell office:value-type="string">
            <text:p>CAP ALUM 100UF 35V 20% SMD</text:p>
          </table:table-cell>
          <table:table-cell office:value-type="string">
            <text:p>100µF 35V Aluminum Capacitors Radial, Can - SMD 1000 Hrs @ 105°C</text:p>
          </table:table-cell>
          <table:table-cell office:value-type="string">
            <text:p>100uF</text:p>
          </table:table-cell>
          <table:table-cell office:value-type="string">
            <text:p>+/- 20%</text:p>
          </table:table-cell>
          <table:table-cell office:value-type="string">
            <text:p>100uF 35V Al-El</text:p>
          </table:table-cell>
        </table:table-row>
        <table:table-row table:style-name="ro1">
          <table:table-cell office:value-type="string">
            <text:p>C16, C19, C20, C21, C22, C47, C48, C61, C72, C76, C96</text:p>
          </table:table-cell>
          <table:table-cell office:value-type="string">
            <text:p>Digi-Key</text:p>
          </table:table-cell>
          <table:table-cell office:value-type="string">
            <text:p>490-1320-2-ND</text:p>
          </table:table-cell>
          <table:table-cell office:value-type="string">
            <text:p>Murata</text:p>
          </table:table-cell>
          <table:table-cell office:value-type="string">
            <text:p>GRM155R60J105KE19D</text:p>
          </table:table-cell>
          <table:table-cell office:value-type="string">
            <text:p>1uF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1uF</text:p>
          </table:table-cell>
          <table:table-cell office:value-type="string">
            <text:p>C0402</text:p>
          </table:table-cell>
          <table:table-cell office:value-type="string">
            <text:p>CAP CER 0402 1uF 6.3V 10% X5R</text:p>
          </table:table-cell>
          <table:table-cell office:value-type="string">
            <text:p>1µF ±10% 6.3V Ceramic Capacitor X5R 0402 (1005 Metric)</text:p>
          </table:table-cell>
          <table:table-cell office:value-type="string">
            <text:p>1uF</text:p>
          </table:table-cell>
          <table:table-cell office:value-type="string">
            <text:p>+/- 10%</text:p>
          </table:table-cell>
          <table:table-cell office:value-type="string">
            <text:p>1uF 6.3V X5R 0402</text:p>
          </table:table-cell>
        </table:table-row>
        <table:table-row table:style-name="ro1">
          <table:table-cell office:value-type="string">
            <text:p>C29, C34, C38, C91</text:p>
          </table:table-cell>
          <table:table-cell office:value-type="string">
            <text:p>Digi-Key</text:p>
          </table:table-cell>
          <table:table-cell office:value-type="string">
            <text:p>490-4763-2-ND</text:p>
          </table:table-cell>
          <table:table-cell office:value-type="string">
            <text:p>YAGEO</text:p>
          </table:table-cell>
          <table:table-cell office:value-type="string">
            <text:p>GCM155R71H223KA55D</text:p>
          </table:table-cell>
          <table:table-cell office:value-type="string">
            <text:p>22nF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2nF</text:p>
          </table:table-cell>
          <table:table-cell office:value-type="string">
            <text:p>C0402</text:p>
          </table:table-cell>
          <table:table-cell office:value-type="string">
            <text:p>CAP CER 0402 22nF ±10% 50V X7R</text:p>
          </table:table-cell>
          <table:table-cell office:value-type="string">
            <text:p>0.022µF ±10% 50V Ceramic Capacitor X7R 0402 (1005 Metric)</text:p>
          </table:table-cell>
          <table:table-cell office:value-type="string">
            <text:p>22nF</text:p>
          </table:table-cell>
          <table:table-cell office:value-type="string">
            <text:p>+/- 10%</text:p>
          </table:table-cell>
          <table:table-cell office:value-type="string">
            <text:p>22nF 50V X7R 0402</text:p>
          </table:table-cell>
        </table:table-row>
        <table:table-row table:style-name="ro1">
          <table:table-cell office:value-type="string">
            <text:p>C30, C35</text:p>
          </table:table-cell>
          <table:table-cell office:value-type="string">
            <text:p>Digikey</text:p>
          </table:table-cell>
          <table:table-cell office:value-type="string">
            <text:p>490-3887-1-ND</text:p>
          </table:table-cell>
          <table:table-cell office:value-type="string">
            <text:p>Murata</text:p>
          </table:table-cell>
          <table:table-cell office:value-type="string">
            <text:p>GRM32ER61A476KE20L</text:p>
          </table:table-cell>
          <table:table-cell office:value-type="string">
            <text:p>47uF</text:p>
          </table:table-cell>
          <table:table-cell office:value-type="float" office:value="2">
            <text:p>2</text:p>
          </table:table-cell>
          <table:table-cell/>
          <table:table-cell office:value-type="string">
            <text:p>47uF</text:p>
          </table:table-cell>
          <table:table-cell office:value-type="string">
            <text:p>C1210</text:p>
          </table:table-cell>
          <table:table-cell office:value-type="string">
            <text:p>CAP CER 47UF 10V X5R 1210</text:p>
          </table:table-cell>
          <table:table-cell office:value-type="string">
            <text:p>47µF ±10% 10V Ceramic Capacitor X5R 1210 (3225 Metric)</text:p>
          </table:table-cell>
          <table:table-cell office:value-type="string">
            <text:p>47uF</text:p>
          </table:table-cell>
          <table:table-cell office:value-type="string">
            <text:p>10%</text:p>
          </table:table-cell>
          <table:table-cell office:value-type="string">
            <text:p>10V, 3mOhm</text:p>
          </table:table-cell>
        </table:table-row>
        <table:table-row table:style-name="ro1">
          <table:table-cell office:value-type="string">
            <text:p>C40, C45</text:p>
          </table:table-cell>
          <table:table-cell office:value-type="string">
            <text:p>Digikey</text:p>
          </table:table-cell>
          <table:table-cell office:value-type="string">
            <text:p>490-1864-1-ND</text:p>
          </table:table-cell>
          <table:table-cell office:value-type="string">
            <text:p>Murata</text:p>
          </table:table-cell>
          <table:table-cell office:value-type="string">
            <text:p>GRM32ER71H475KA88L</text:p>
          </table:table-cell>
          <table:table-cell office:value-type="string">
            <text:p>4.7uF 1210 50V X7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4.7uF</text:p>
          </table:table-cell>
          <table:table-cell office:value-type="string">
            <text:p>C1210</text:p>
          </table:table-cell>
          <table:table-cell office:value-type="string">
            <text:p>CAP CER 4.7UF 50V X7R 1210</text:p>
          </table:table-cell>
          <table:table-cell office:value-type="string">
            <text:p>4.7µF ±10% 50V Ceramic Capacitor X7R 1210 (3225 Metric)</text:p>
          </table:table-cell>
          <table:table-cell office:value-type="string">
            <text:p>4.7uF</text:p>
          </table:table-cell>
          <table:table-cell office:value-type="string">
            <text:p>10%</text:p>
          </table:table-cell>
          <table:table-cell office:value-type="string">
            <text:p>50V</text:p>
          </table:table-cell>
        </table:table-row>
        <table:table-row table:style-name="ro1">
          <table:table-cell office:value-type="string">
            <text:p>C63, C81</text:p>
          </table:table-cell>
          <table:table-cell office:value-type="string">
            <text:p>Digi-Key</text:p>
          </table:table-cell>
          <table:table-cell office:value-type="string">
            <text:p>311-1039-2-ND</text:p>
          </table:table-cell>
          <table:table-cell office:value-type="string">
            <text:p>YAGEO</text:p>
          </table:table-cell>
          <table:table-cell office:value-type="string">
            <text:p>CC0402KRX7R8BB472</text:p>
          </table:table-cell>
          <table:table-cell office:value-type="string">
            <text:p>4.7nF</text:p>
          </table:table-cell>
          <table:table-cell office:value-type="float" office:value="2">
            <text:p>2</text:p>
          </table:table-cell>
          <table:table-cell/>
          <table:table-cell office:value-type="string">
            <text:p>4.7nF</text:p>
          </table:table-cell>
          <table:table-cell office:value-type="string">
            <text:p>C0402</text:p>
          </table:table-cell>
          <table:table-cell office:value-type="string">
            <text:p>CAP CER 0402 4.7nF 25V 10% X7R</text:p>
          </table:table-cell>
          <table:table-cell office:value-type="string">
            <text:p>4700pF ±10% 25V Ceramic Capacitor X7R 0402 (1005 Metric)</text:p>
          </table:table-cell>
          <table:table-cell office:value-type="string">
            <text:p>4.7nF</text:p>
          </table:table-cell>
          <table:table-cell office:value-type="string">
            <text:p>+/- 10%</text:p>
          </table:table-cell>
          <table:table-cell office:value-type="string">
            <text:p>4.7nF 25V X7R 0402</text:p>
          </table:table-cell>
        </table:table-row>
        <table:table-row table:style-name="ro1">
          <table:table-cell office:value-type="string">
            <text:p>C65, C66, C75, C78, C80, C97, C98, C100, C101, C106, C107, C112, C114, C115, C117, C118</text:p>
          </table:table-cell>
          <table:table-cell office:value-type="string">
            <text:p>Digi-Key</text:p>
          </table:table-cell>
          <table:table-cell office:value-type="string">
            <text:p>399-1082-2-ND</text:p>
          </table:table-cell>
          <table:table-cell office:value-type="string">
            <text:p>Kemet</text:p>
          </table:table-cell>
          <table:table-cell office:value-type="string">
            <text:p>C0603C102K5RACTU</text:p>
          </table:table-cell>
          <table:table-cell office:value-type="string">
            <text:p>1nF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1nF</text:p>
          </table:table-cell>
          <table:table-cell office:value-type="string">
            <text:p>C0603</text:p>
          </table:table-cell>
          <table:table-cell office:value-type="string">
            <text:p>CAP CER 0603 <text:s/>1nF 50v 10% X7R</text:p>
          </table:table-cell>
          <table:table-cell office:value-type="string">
            <text:p>1000pF ±10% 50V Ceramic Capacitor X7R 0603 (1608 Metric)</text:p>
          </table:table-cell>
          <table:table-cell office:value-type="string">
            <text:p>1nF</text:p>
          </table:table-cell>
          <table:table-cell office:value-type="string">
            <text:p>+/- 10%</text:p>
          </table:table-cell>
          <table:table-cell office:value-type="string">
            <text:p>1nF 50V X7R 0603</text:p>
          </table:table-cell>
        </table:table-row>
        <table:table-row table:style-name="ro1">
          <table:table-cell office:value-type="string">
            <text:p>C130, C133</text:p>
          </table:table-cell>
          <table:table-cell office:value-type="string">
            <text:p>Digikey</text:p>
          </table:table-cell>
          <table:table-cell office:value-type="string">
            <text:p>490-7763-1-ND</text:p>
          </table:table-cell>
          <table:table-cell office:value-type="string">
            <text:p>Murata</text:p>
          </table:table-cell>
          <table:table-cell office:value-type="string">
            <text:p>GRM155R71H103JA88D</text:p>
          </table:table-cell>
          <table:table-cell office:value-type="string">
            <text:p>10nF 50V X7R 04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nF</text:p>
          </table:table-cell>
          <table:table-cell office:value-type="string">
            <text:p>C0402</text:p>
          </table:table-cell>
          <table:table-cell office:value-type="string">
            <text:p>CAP CER 10nF 50V X7R 0402</text:p>
          </table:table-cell>
          <table:table-cell office:value-type="string">
            <text:p>10000pF ±5% 50V Ceramic Capacitor X7R 0402 (1005 Metric)</text:p>
          </table:table-cell>
          <table:table-cell office:value-type="string">
            <text:p>10nF</text:p>
          </table:table-cell>
          <table:table-cell office:value-type="string">
            <text:p>5%</text:p>
          </table:table-cell>
          <table:table-cell office:value-type="string">
            <text:p>50V</text:p>
          </table:table-cell>
        </table:table-row>
        <table:table-row table:style-name="ro1">
          <table:table-cell office:value-type="string">
            <text:p>D1, D5, D11, D12, D13, D14, D15, D33, D34, D35</text:p>
          </table:table-cell>
          <table:table-cell office:value-type="string">
            <text:p>Digi-Key</text:p>
          </table:table-cell>
          <table:table-cell office:value-type="string">
            <text:p>BAT54WT-7DI-ND</text:p>
          </table:table-cell>
          <table:table-cell office:value-type="string">
            <text:p>Diodes Incorporated</text:p>
          </table:table-cell>
          <table:table-cell office:value-type="string">
            <text:p>BAT54WT-7</text:p>
          </table:table-cell>
          <table:table-cell office:value-type="string">
            <text:p>BAT5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BAT54</text:p>
          </table:table-cell>
          <table:table-cell office:value-type="string">
            <text:p>SOD523_IPC</text:p>
          </table:table-cell>
          <table:table-cell office:value-type="string">
            <text:p>Diode Schottky 30V 100mA Surface Mount SOD-523</text:p>
          </table:table-cell>
          <table:table-cell office:value-type="string">
            <text:p>Diode Schottky 30V 100mA Surface Mount SOD-523</text:p>
          </table:table-cell>
          <table:table-cell office:value-type="string">
            <text:p>BAT54</text:p>
          </table:table-cell>
          <table:table-cell office:value-type="string">
            <text:p>NA</text:p>
          </table:table-cell>
          <table:table-cell office:value-type="string">
            <text:p>30V 0.1A</text:p>
          </table:table-cell>
        </table:table-row>
        <table:table-row table:style-name="ro1">
          <table:table-cell office:value-type="string">
            <text:p>D2, D8</text:p>
          </table:table-cell>
          <table:table-cell office:value-type="string">
            <text:p>Digi-Key</text:p>
          </table:table-cell>
          <table:table-cell office:value-type="string">
            <text:p>SMAJ28A-FDITR-ND</text:p>
          </table:table-cell>
          <table:table-cell office:value-type="string">
            <text:p>Diodes Inc</text:p>
          </table:table-cell>
          <table:table-cell office:value-type="string">
            <text:p>SMAJ28A-13-F</text:p>
          </table:table-cell>
          <table:table-cell office:value-type="string">
            <text:p>SMAJ28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MAJ28A</text:p>
          </table:table-cell>
          <table:table-cell office:value-type="string">
            <text:p>SMA-SM</text:p>
          </table:table-cell>
          <table:table-cell table:number-columns-repeated="2" office:value-type="string">
            <text:p>TVS DIODE 28VWM 45.4VC SMA</text:p>
          </table:table-cell>
          <table:table-cell office:value-type="string">
            <text:p>SMAJ28A</text:p>
          </table:table-cell>
          <table:table-cell office:value-type="string">
            <text:p>NA</text:p>
          </table:table-cell>
          <table:table-cell office:value-type="string">
            <text:p>28Vrs 45.4Vc</text:p>
          </table:table-cell>
        </table:table-row>
        <table:table-row table:style-name="ro1">
          <table:table-cell office:value-type="string">
            <text:p>D3, D4, D9, D17</text:p>
          </table:table-cell>
          <table:table-cell office:value-type="string">
            <text:p>Digi-Key</text:p>
          </table:table-cell>
          <table:table-cell office:value-type="string">
            <text:p>1N4148WTTR-ND</text:p>
          </table:table-cell>
          <table:table-cell office:value-type="string">
            <text:p>Fairchild</text:p>
          </table:table-cell>
          <table:table-cell table:number-columns-repeated="2" office:value-type="string">
            <text:p>1N4148WT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N4148WT</text:p>
          </table:table-cell>
          <table:table-cell office:value-type="string">
            <text:p>SOD523</text:p>
          </table:table-cell>
          <table:table-cell office:value-type="string">
            <text:p>DIODE SOD523</text:p>
          </table:table-cell>
          <table:table-cell office:value-type="string">
            <text:p>DIODE GEN PURP 75V 200MA SOD523F</text:p>
          </table:table-cell>
          <table:table-cell office:value-type="string">
            <text:p>1N4148WT</text:p>
          </table:table-cell>
          <table:table-cell office:value-type="string">
            <text:p>NA</text:p>
          </table:table-cell>
          <table:table-cell office:value-type="string">
            <text:p>75V 0.2A</text:p>
          </table:table-cell>
        </table:table-row>
        <table:table-row table:style-name="ro1">
          <table:table-cell office:value-type="string">
            <text:p>D6, D10</text:p>
          </table:table-cell>
          <table:table-cell office:value-type="string">
            <text:p>Digikey</text:p>
          </table:table-cell>
          <table:table-cell office:value-type="string">
            <text:p>SK310A-TPTR-ND</text:p>
          </table:table-cell>
          <table:table-cell office:value-type="string">
            <text:p>MCC</text:p>
          </table:table-cell>
          <table:table-cell office:value-type="string">
            <text:p>SK310A</text:p>
          </table:table-cell>
          <table:table-cell office:value-type="string">
            <text:p>Schottky Diode 100V 3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K310A-TP</text:p>
          </table:table-cell>
          <table:table-cell office:value-type="string">
            <text:p>SMA-SM</text:p>
          </table:table-cell>
          <table:table-cell office:value-type="string">
            <text:p>DIODE Schottky 3A SMA</text:p>
          </table:table-cell>
          <table:table-cell office:value-type="string">
            <text:p>Diode Schottky 100V 3A Surface Mount DO-214AC (HSMA)</text:p>
          </table:table-cell>
          <table:table-cell table:number-columns-repeated="2" office:value-type="string">
            <text:p>-NA-</text:p>
          </table:table-cell>
          <table:table-cell office:value-type="string">
            <text:p>100V 3A</text:p>
          </table:table-cell>
        </table:table-row>
        <table:table-row table:style-name="ro1">
          <table:table-cell office:value-type="string">
            <text:p>D7</text:p>
          </table:table-cell>
          <table:table-cell office:value-type="string">
            <text:p>Digi-Key</text:p>
          </table:table-cell>
          <table:table-cell office:value-type="string">
            <text:p>S3A-FDITR-ND</text:p>
          </table:table-cell>
          <table:table-cell office:value-type="string">
            <text:p>Diodes Incorporated</text:p>
          </table:table-cell>
          <table:table-cell table:number-columns-repeated="2" office:value-type="string">
            <text:p>S3A-13-F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3A-13-F</text:p>
          </table:table-cell>
          <table:table-cell office:value-type="string">
            <text:p>DO-214AB</text:p>
          </table:table-cell>
          <table:table-cell office:value-type="string">
            <text:p>DIODE DO-214AB</text:p>
          </table:table-cell>
          <table:table-cell office:value-type="string">
            <text:p>Diode Standard 50V 3A Surface Mount SMC</text:p>
          </table:table-cell>
          <table:table-cell office:value-type="string">
            <text:p>S3A-13-F</text:p>
          </table:table-cell>
          <table:table-cell office:value-type="string">
            <text:p>NA</text:p>
          </table:table-cell>
          <table:table-cell office:value-type="string">
            <text:p>50V 3A 1.15Vf</text:p>
          </table:table-cell>
        </table:table-row>
        <table:table-row table:style-name="ro1">
          <table:table-cell office:value-type="string">
            <text:p>D16</text:p>
          </table:table-cell>
          <table:table-cell office:value-type="string">
            <text:p>Digi-Key</text:p>
          </table:table-cell>
          <table:table-cell office:value-type="string">
            <text:p>RSB39VTE-17TR-ND</text:p>
          </table:table-cell>
          <table:table-cell office:value-type="string">
            <text:p>Rohm</text:p>
          </table:table-cell>
          <table:table-cell office:value-type="string">
            <text:p>RSB39VTE-17</text:p>
          </table:table-cell>
          <table:table-cell office:value-type="string">
            <text:p>30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SB39VTE-17</text:p>
          </table:table-cell>
          <table:table-cell office:value-type="string">
            <text:p>SOD323-R</text:p>
          </table:table-cell>
          <table:table-cell office:value-type="string">
            <text:p>DIODE TVS</text:p>
          </table:table-cell>
          <table:table-cell office:value-type="string">
            <text:p>TVS DIODE 30VWM SOD323</text:p>
          </table:table-cell>
          <table:table-cell office:value-type="string">
            <text:p>30V</text:p>
          </table:table-cell>
          <table:table-cell office:value-type="string">
            <text:p>NA</text:p>
          </table:table-cell>
          <table:table-cell office:value-type="string">
            <text:p>30Vrs 35.1Vbd 30pF</text:p>
          </table:table-cell>
        </table:table-row>
        <table:table-row table:style-name="ro1">
          <table:table-cell office:value-type="string">
            <text:p>D18</text:p>
          </table:table-cell>
          <table:table-cell office:value-type="string">
            <text:p>DIGI-KEY</text:p>
          </table:table-cell>
          <table:table-cell office:value-type="string">
            <text:p>SK54B-LTPMSTR-ND</text:p>
          </table:table-cell>
          <table:table-cell office:value-type="string">
            <text:p>MCC</text:p>
          </table:table-cell>
          <table:table-cell office:value-type="string">
            <text:p>SK54B-LTP</text:p>
          </table:table-cell>
          <table:table-cell office:value-type="string">
            <text:p>SK54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K54B</text:p>
          </table:table-cell>
          <table:table-cell office:value-type="string">
            <text:p>SMB_DO-214AA_LRG</text:p>
          </table:table-cell>
          <table:table-cell office:value-type="string">
            <text:p>DIODE SCHOTTKY 40V 5A SMB_DO214AA</text:p>
          </table:table-cell>
          <table:table-cell table:number-columns-repeated="4"/>
        </table:table-row>
        <table:table-row table:style-name="ro1">
          <table:table-cell office:value-type="string">
            <text:p>F1, F2, F3</text:p>
          </table:table-cell>
          <table:table-cell office:value-type="string">
            <text:p>Digi-Key</text:p>
          </table:table-cell>
          <table:table-cell office:value-type="string">
            <text:p>36-3557-2-ND</text:p>
          </table:table-cell>
          <table:table-cell office:value-type="string">
            <text:p>Keystone</text:p>
          </table:table-cell>
          <table:table-cell office:value-type="string">
            <text:p>3557-2</text:p>
          </table:table-cell>
          <table:table-cell office:value-type="string">
            <text:p>Fus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557-2</text:p>
          </table:table-cell>
          <table:table-cell office:value-type="string">
            <text:p>3557</text:p>
          </table:table-cell>
          <table:table-cell office:value-type="string">
            <text:p>FUSE PTH ATO</text:p>
          </table:table-cell>
          <table:table-cell office:value-type="string">
            <text:p>FUSE BLOCK BLADE 500V 30A PCB</text:p>
          </table:table-cell>
          <table:table-cell office:value-type="string">
            <text:p>Fuse</text:p>
          </table:table-cell>
          <table:table-cell office:value-type="string">
            <text:p>NA</text:p>
          </table:table-cell>
          <table:table-cell office:value-type="string">
            <text:p>ATC 500V 30A</text:p>
          </table:table-cell>
        </table:table-row>
        <table:table-row table:style-name="ro1">
          <table:table-cell office:value-type="string">
            <text:p>FB1, FB2</text:p>
          </table:table-cell>
          <table:table-cell office:value-type="string">
            <text:p>Digi-Key</text:p>
          </table:table-cell>
          <table:table-cell office:value-type="string">
            <text:p>490-1058-2-ND</text:p>
          </table:table-cell>
          <table:table-cell office:value-type="string">
            <text:p>Murata</text:p>
          </table:table-cell>
          <table:table-cell office:value-type="string">
            <text:p>BLM41PG600SN1L</text:p>
          </table:table-cell>
          <table:table-cell office:value-type="string">
            <text:p>60Rf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M41PG600SN1L</text:p>
          </table:table-cell>
          <table:table-cell office:value-type="string">
            <text:p>L1806</text:p>
          </table:table-cell>
          <table:table-cell office:value-type="string">
            <text:p>FERRITE BEAD 1806 60ohm</text:p>
          </table:table-cell>
          <table:table-cell office:value-type="string">
            <text:p>FERRITE BEAD 60 OHM 1806 1LN</text:p>
          </table:table-cell>
          <table:table-cell office:value-type="string">
            <text:p>60R</text:p>
          </table:table-cell>
          <table:table-cell office:value-type="string">
            <text:p>NA</text:p>
          </table:table-cell>
          <table:table-cell office:value-type="string">
            <text:p>60R 6A 0.009Ohm</text:p>
          </table:table-cell>
        </table:table-row>
        <table:table-row table:style-name="ro1">
          <table:table-cell office:value-type="string">
            <text:p>FB3, FB4, FB5, FB6, FB7, FB8, FB9, FB10, FB11, FB12, FB13, FB14, FB15, FB16, FB17, FB18, FB19, FB20, FB21, FB22</text:p>
          </table:table-cell>
          <table:table-cell office:value-type="string">
            <text:p>DigiKey</text:p>
          </table:table-cell>
          <table:table-cell office:value-type="string">
            <text:p>1276-6351-2-ND</text:p>
          </table:table-cell>
          <table:table-cell office:value-type="string">
            <text:p>Samsung</text:p>
          </table:table-cell>
          <table:table-cell office:value-type="string">
            <text:p>CIS10P121AC</text:p>
          </table:table-cell>
          <table:table-cell office:value-type="string">
            <text:p>FERRITE 120R 3A 0603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120R</text:p>
          </table:table-cell>
          <table:table-cell office:value-type="string">
            <text:p>FB0603</text:p>
          </table:table-cell>
          <table:table-cell table:number-columns-repeated="2" office:value-type="string">
            <text:p>FERRITE BEAD 120 OHM 0603 1LN</text:p>
          </table:table-cell>
          <table:table-cell office:value-type="string">
            <text:p>120Rfb</text:p>
          </table:table-cell>
          <table:table-cell office:value-type="string">
            <text:p>-NA-</text:p>
          </table:table-cell>
          <table:table-cell office:value-type="string">
            <text:p>3A</text:p>
          </table:table-cell>
        </table:table-row>
        <table:table-row table:style-name="ro1">
          <table:table-cell office:value-type="string">
            <text:p>J1</text:p>
          </table:table-cell>
          <table:table-cell office:value-type="string">
            <text:p>Digi-Key</text:p>
          </table:table-cell>
          <table:table-cell office:value-type="string">
            <text:p>A98476-ND</text:p>
          </table:table-cell>
          <table:table-cell office:value-type="string">
            <text:p>TE</text:p>
          </table:table-cell>
          <table:table-cell office:value-type="string">
            <text:p>4DB-P108-06</text:p>
          </table:table-cell>
          <table:table-cell office:value-type="string">
            <text:p>6P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-1437667-9</text:p>
          </table:table-cell>
          <table:table-cell office:value-type="string">
            <text:p>CON-Barrier-6-8.26mm</text:p>
          </table:table-cell>
          <table:table-cell office:value-type="string">
            <text:p>CONN BARRIER STRIP 6CIRC 0.325"</text:p>
          </table:table-cell>
          <table:table-cell office:value-type="string">
            <text:p>6 Circuit 0.325" (8.26mm) Barrier Block Connector, Screws with Captive Plate</text:p>
          </table:table-cell>
          <table:table-cell office:value-type="string">
            <text:p>6POS</text:p>
          </table:table-cell>
          <table:table-cell office:value-type="string">
            <text:p>NA</text:p>
          </table:table-cell>
          <table:table-cell office:value-type="string">
            <text:p>150V 2A</text:p>
          </table:table-cell>
        </table:table-row>
        <table:table-row table:style-name="ro1">
          <table:table-cell office:value-type="string">
            <text:p>J2, J3, J6</text:p>
          </table:table-cell>
          <table:table-cell office:value-type="string">
            <text:p>Digi-Key</text:p>
          </table:table-cell>
          <table:table-cell office:value-type="string">
            <text:p>WM4800-ND</text:p>
          </table:table-cell>
          <table:table-cell office:value-type="string">
            <text:p>Molex</text:p>
          </table:table-cell>
          <table:table-cell office:value-type="string">
            <text:p>0705430001</text:p>
          </table:table-cell>
          <table:table-cell office:value-type="string">
            <text:p>10 Pin Con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NN 2PIN VERT 0.1" SHRD LOCKING</text:p>
          </table:table-cell>
          <table:table-cell office:value-type="string">
            <text:p>70543-02</text:p>
          </table:table-cell>
          <table:table-cell office:value-type="string">
            <text:p>Connector 2pos</text:p>
          </table:table-cell>
          <table:table-cell office:value-type="string">
            <text:p>2 Positions Header, Shrouded Connector 0.100" (2.54mm) Through Hole Gold</text:p>
          </table:table-cell>
          <table:table-cell office:value-type="string">
            <text:p>HDR2</text:p>
          </table:table-cell>
          <table:table-cell table:number-columns-repeated="2" office:value-type="string">
            <text:p>-NA-</text:p>
          </table:table-cell>
        </table:table-row>
        <table:table-row table:style-name="ro1">
          <table:table-cell office:value-type="string">
            <text:p>J4, J5, J13, J14, J15, J16, J17, J18</text:p>
          </table:table-cell>
          <table:table-cell office:value-type="string">
            <text:p>Digi-Key</text:p>
          </table:table-cell>
          <table:table-cell office:value-type="string">
            <text:p>WM4801-ND</text:p>
          </table:table-cell>
          <table:table-cell office:value-type="string">
            <text:p>Molex</text:p>
          </table:table-cell>
          <table:table-cell office:value-type="string">
            <text:p>0705430002</text:p>
          </table:table-cell>
          <table:table-cell office:value-type="string">
            <text:p>3 Pin Conn VERT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olex 70543-03</text:p>
          </table:table-cell>
          <table:table-cell office:value-type="string">
            <text:p>70543-03</text:p>
          </table:table-cell>
          <table:table-cell table:number-columns-repeated="2" office:value-type="string">
            <text:p>3 Positions Header, Shrouded Connector 0.100" (2.54mm) Through Hole Gold</text:p>
          </table:table-cell>
          <table:table-cell office:value-type="string">
            <text:p>HDR3</text:p>
          </table:table-cell>
          <table:table-cell table:number-columns-repeated="2" office:value-type="string">
            <text:p>-NA-</text:p>
          </table:table-cell>
        </table:table-row>
        <table:table-row table:style-name="ro1">
          <table:table-cell office:value-type="string">
            <text:p>J8, J9, J10, J11, J12</text:p>
          </table:table-cell>
          <table:table-cell office:value-type="string">
            <text:p>Digi-Key</text:p>
          </table:table-cell>
          <table:table-cell office:value-type="string">
            <text:p>WM4826-ND</text:p>
          </table:table-cell>
          <table:table-cell office:value-type="string">
            <text:p>Molex</text:p>
          </table:table-cell>
          <table:table-cell office:value-type="string">
            <text:p>0705430038</text:p>
          </table:table-cell>
          <table:table-cell office:value-type="string">
            <text:p>4 Pin Conn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olex 0705430003</text:p>
          </table:table-cell>
          <table:table-cell office:value-type="string">
            <text:p>4POL254</text:p>
          </table:table-cell>
          <table:table-cell office:value-type="string">
            <text:p>Molex 4 Pin Clip Connector</text:p>
          </table:table-cell>
          <table:table-cell office:value-type="string">
            <text:p>4 Positions Header, Shrouded Connector 0.100" (2.54mm) Through Hole Tin</text:p>
          </table:table-cell>
          <table:table-cell office:value-type="string">
            <text:p>HDR4</text:p>
          </table:table-cell>
          <table:table-cell table:number-columns-repeated="2" office:value-type="string">
            <text:p>-NA-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Digi-Key</text:p>
          </table:table-cell>
          <table:table-cell office:value-type="string">
            <text:p>SRP1038A-4R7MTR-ND</text:p>
          </table:table-cell>
          <table:table-cell office:value-type="string">
            <text:p>Bourns</text:p>
          </table:table-cell>
          <table:table-cell office:value-type="string">
            <text:p>SRP1038A-4R7M</text:p>
          </table:table-cell>
          <table:table-cell office:value-type="string">
            <text:p>4.7uH 10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.7uH</text:p>
          </table:table-cell>
          <table:table-cell office:value-type="string">
            <text:p>IND_10X10</text:p>
          </table:table-cell>
          <table:table-cell office:value-type="string">
            <text:p>FIXED IND 4.7UH 10A 15.5 MOHM</text:p>
          </table:table-cell>
          <table:table-cell office:value-type="string">
            <text:p>4.7µH Shielded Wirewound Inductor 10A 15.5 mOhm Max Nonstandard</text:p>
          </table:table-cell>
          <table:table-cell office:value-type="string">
            <text:p>4.7uH</text:p>
          </table:table-cell>
          <table:table-cell office:value-type="string">
            <text:p>+/- 20%</text:p>
          </table:table-cell>
          <table:table-cell office:value-type="string">
            <text:p>Irms=10A, Isat=17A, DCR=0.016Ohms</text:p>
          </table:table-cell>
        </table:table-row>
        <table:table-row table:style-name="ro1">
          <table:table-cell office:value-type="string">
            <text:p>LED1, LED4, LED10</text:p>
          </table:table-cell>
          <table:table-cell office:value-type="string">
            <text:p>Digi-Key</text:p>
          </table:table-cell>
          <table:table-cell office:value-type="string">
            <text:p>350-2041-2-ND</text:p>
          </table:table-cell>
          <table:table-cell office:value-type="string">
            <text:p>Dialight</text:p>
          </table:table-cell>
          <table:table-cell office:value-type="string">
            <text:p>5988140107F</text:p>
          </table:table-cell>
          <table:table-cell office:value-type="string">
            <text:p>YE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L</text:p>
          </table:table-cell>
          <table:table-cell office:value-type="string">
            <text:p>LED2012120</text:p>
          </table:table-cell>
          <table:table-cell office:value-type="string">
            <text:p>LED 0805 Yellow</text:p>
          </table:table-cell>
          <table:table-cell office:value-type="string">
            <text:p>Yellow 593nm LED Indication - Discrete 2V 0805 (2012 Metric)</text:p>
          </table:table-cell>
          <table:table-cell office:value-type="string">
            <text:p>YEL</text:p>
          </table:table-cell>
          <table:table-cell office:value-type="string">
            <text:p>NA</text:p>
          </table:table-cell>
          <table:table-cell office:value-type="string">
            <text:p>2V 0.02A</text:p>
          </table:table-cell>
        </table:table-row>
        <table:table-row table:style-name="ro1">
          <table:table-cell office:value-type="string">
            <text:p>LED2, LED3, LED5, LED6</text:p>
          </table:table-cell>
          <table:table-cell office:value-type="string">
            <text:p>Digi-Key</text:p>
          </table:table-cell>
          <table:table-cell office:value-type="string">
            <text:p>350-2038-2-ND</text:p>
          </table:table-cell>
          <table:table-cell office:value-type="string">
            <text:p>Dialight</text:p>
          </table:table-cell>
          <table:table-cell office:value-type="string">
            <text:p>5988110107F</text:p>
          </table:table-cell>
          <table:table-cell office:value-type="string">
            <text:p>RED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ED</text:p>
          </table:table-cell>
          <table:table-cell office:value-type="string">
            <text:p>LED2012120</text:p>
          </table:table-cell>
          <table:table-cell office:value-type="string">
            <text:p>LED 0805 Red</text:p>
          </table:table-cell>
          <table:table-cell office:value-type="string">
            <text:p>Red 635nm LED Indication - Discrete 2.2V 0805 (2012 Metric)</text:p>
          </table:table-cell>
          <table:table-cell office:value-type="string">
            <text:p>RED</text:p>
          </table:table-cell>
          <table:table-cell office:value-type="string">
            <text:p>NA</text:p>
          </table:table-cell>
          <table:table-cell office:value-type="string">
            <text:p>2.2V 0.02A</text:p>
          </table:table-cell>
        </table:table-row>
        <table:table-row table:style-name="ro1">
          <table:table-cell office:value-type="string">
            <text:p>LED7</text:p>
          </table:table-cell>
          <table:table-cell office:value-type="string">
            <text:p>Digi-Key</text:p>
          </table:table-cell>
          <table:table-cell office:value-type="string">
            <text:p>350-2044-2-ND</text:p>
          </table:table-cell>
          <table:table-cell office:value-type="string">
            <text:p>Dialight</text:p>
          </table:table-cell>
          <table:table-cell office:value-type="string">
            <text:p>5988170107F</text:p>
          </table:table-cell>
          <table:table-cell office:value-type="string">
            <text:p>GR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N</text:p>
          </table:table-cell>
          <table:table-cell office:value-type="string">
            <text:p>LED2012120</text:p>
          </table:table-cell>
          <table:table-cell office:value-type="string">
            <text:p>LED 0805 Green</text:p>
          </table:table-cell>
          <table:table-cell office:value-type="string">
            <text:p>Green 566nm LED Indication - Discrete 2V 0805 (2012 Metric)</text:p>
          </table:table-cell>
          <table:table-cell office:value-type="string">
            <text:p>GRN</text:p>
          </table:table-cell>
          <table:table-cell office:value-type="string">
            <text:p>NA</text:p>
          </table:table-cell>
          <table:table-cell office:value-type="string">
            <text:p>2V 0.02A</text:p>
          </table:table-cell>
        </table:table-row>
        <table:table-row table:style-name="ro1">
          <table:table-cell office:value-type="string">
            <text:p>P1, P2, P3</text:p>
          </table:table-cell>
          <table:table-cell office:value-type="string">
            <text:p>Digikey</text:p>
          </table:table-cell>
          <table:table-cell office:value-type="string">
            <text:p>ED1543-ND</text:p>
          </table:table-cell>
          <table:table-cell office:value-type="string">
            <text:p>On Shore</text:p>
          </table:table-cell>
          <table:table-cell office:value-type="string">
            <text:p>302-S101</text:p>
          </table:table-cell>
          <table:table-cell office:value-type="string">
            <text:p>HDR1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HDR10</text:p>
          </table:table-cell>
          <table:table-cell office:value-type="string">
            <text:p>HDR2X5 IDC, HDR2X5 IDC, HDR2X5 IDC THIEVING</text:p>
          </table:table-cell>
          <table:table-cell office:value-type="string">
            <text:p>CONN HEADER VERT 10POS GOLD</text:p>
          </table:table-cell>
          <table:table-cell office:value-type="string">
            <text:p>10 Positions Header Connector 0.100" (2.54mm) Through Hole Gold</text:p>
          </table:table-cell>
          <table:table-cell office:value-type="string">
            <text:p>HDR10</text:p>
          </table:table-cell>
          <table:table-cell table:number-columns-repeated="2" office:value-type="string">
            <text:p>-NA-</text:p>
          </table:table-cell>
        </table:table-row>
        <table:table-row table:style-name="ro1">
          <table:table-cell office:value-type="string">
            <text:p>Q1, Q5</text:p>
          </table:table-cell>
          <table:table-cell office:value-type="string">
            <text:p>Digikey</text:p>
          </table:table-cell>
          <table:table-cell office:value-type="string">
            <text:p>1727-1052-2-ND</text:p>
          </table:table-cell>
          <table:table-cell office:value-type="string">
            <text:p>Nexperia</text:p>
          </table:table-cell>
          <table:table-cell office:value-type="string">
            <text:p>PSMN1R8-40YLC,11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SMN1R8-40YLC</text:p>
          </table:table-cell>
          <table:table-cell office:value-type="string">
            <text:p>SOT669</text:p>
          </table:table-cell>
          <table:table-cell office:value-type="string">
            <text:p>MOSFET N-CH 40V 100A LFPAK</text:p>
          </table:table-cell>
          <table:table-cell office:value-type="string">
            <text:p>N-Channel 40V 100A (Tc) 272W (Tc) Surface Mount LFPAK56, Power-SO8</text:p>
          </table:table-cell>
          <table:table-cell office:value-type="string">
            <text:p>N-FET</text:p>
          </table:table-cell>
          <table:table-cell office:value-type="string">
            <text:p>-NA-</text:p>
          </table:table-cell>
          <table:table-cell office:value-type="string">
            <text:p>40V 100A 1.8mOhm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Digi-Key</text:p>
          </table:table-cell>
          <table:table-cell office:value-type="string">
            <text:p>NCV8402ADDR2GOSTR-ND</text:p>
          </table:table-cell>
          <table:table-cell office:value-type="string">
            <text:p>On Semi</text:p>
          </table:table-cell>
          <table:table-cell office:value-type="string">
            <text:p>NCV8402ADDR2G</text:p>
          </table:table-cell>
          <table:table-cell office:value-type="string">
            <text:p>NCV8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CV8402AD</text:p>
          </table:table-cell>
          <table:table-cell office:value-type="string">
            <text:p>NCV8402AD-SOIC8</text:p>
          </table:table-cell>
          <table:table-cell table:number-columns-repeated="2" office:value-type="string">
            <text:p>IC DVR LOW SIDE 8-SOIC</text:p>
          </table:table-cell>
          <table:table-cell office:value-type="string">
            <text:p>NCV8402</text:p>
          </table:table-cell>
          <table:table-cell office:value-type="string">
            <text:p>NA</text:p>
          </table:table-cell>
          <table:table-cell office:value-type="string">
            <text:p>42Vmaz 2A 0.165-Ohm</text:p>
          </table:table-cell>
        </table:table-row>
        <table:table-row table:style-name="ro1">
          <table:table-cell office:value-type="string">
            <text:p>R1, R2, R19, R20, R27, R34</text:p>
          </table:table-cell>
          <table:table-cell office:value-type="string">
            <text:p>Digi-Key</text:p>
          </table:table-cell>
          <table:table-cell office:value-type="string">
            <text:p>311-22.0LRTR-ND</text:p>
          </table:table-cell>
          <table:table-cell office:value-type="string">
            <text:p>Yageo</text:p>
          </table:table-cell>
          <table:table-cell office:value-type="string">
            <text:p>RC0402FR-0722RL</text:p>
          </table:table-cell>
          <table:table-cell office:value-type="string">
            <text:p>22R</text:p>
          </table:table-cell>
          <table:table-cell office:value-type="float" office:value="6">
            <text:p>6</text:p>
          </table:table-cell>
          <table:table-cell/>
          <table:table-cell office:value-type="string">
            <text:p>22R</text:p>
          </table:table-cell>
          <table:table-cell office:value-type="string">
            <text:p>R0402</text:p>
          </table:table-cell>
          <table:table-cell office:value-type="string">
            <text:p>RES 0402 22r 62.5mW 1%</text:p>
          </table:table-cell>
          <table:table-cell office:value-type="string">
            <text:p>22 Ohm ±1% 0.063W, 1/16W Chip Resistor 0402 (1005 Metric) Moisture Resistant Thick Film</text:p>
          </table:table-cell>
          <table:table-cell office:value-type="string">
            <text:p>22R</text:p>
          </table:table-cell>
          <table:table-cell office:value-type="string">
            <text:p>+/- 1%</text:p>
          </table:table-cell>
          <table:table-cell office:value-type="string">
            <text:p>22R 1% 0402</text:p>
          </table:table-cell>
        </table:table-row>
        <table:table-row table:style-name="ro1">
          <table:table-cell office:value-type="string">
            <text:p>R3, R46, R47, R52, R54, R62, R63, R64, R65, R68, R70, R71, R77, R78</text:p>
          </table:table-cell>
          <table:table-cell office:value-type="string">
            <text:p>Digi-key</text:p>
          </table:table-cell>
          <table:table-cell office:value-type="string">
            <text:p>YAG1249TR-ND</text:p>
          </table:table-cell>
          <table:table-cell office:value-type="string">
            <text:p>Yageo</text:p>
          </table:table-cell>
          <table:table-cell office:value-type="string">
            <text:p>RC0402FR-0710KP</text:p>
          </table:table-cell>
          <table:table-cell office:value-type="string">
            <text:p>10k 1% 0402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10K</text:p>
          </table:table-cell>
          <table:table-cell office:value-type="string">
            <text:p>R0402</text:p>
          </table:table-cell>
          <table:table-cell office:value-type="string">
            <text:p>RES SMD 10K OHM 1% 1/16W 0402</text:p>
          </table:table-cell>
          <table:table-cell office:value-type="string">
            <text:p>10k Ohm ±1% 0.063W, 1/16W Chip Resistor 0402 (1005 Metric) Moisture Resistant Thick Film</text:p>
          </table:table-cell>
          <table:table-cell office:value-type="string">
            <text:p>10K</text:p>
          </table:table-cell>
          <table:table-cell office:value-type="string">
            <text:p>1%</text:p>
          </table:table-cell>
          <table:table-cell office:value-type="string">
            <text:p>10k 1% 0402 1/16W</text:p>
          </table:table-cell>
        </table:table-row>
        <table:table-row table:style-name="ro1">
          <table:table-cell office:value-type="string">
            <text:p>R4, R8, R12, R14</text:p>
          </table:table-cell>
          <table:table-cell office:value-type="string">
            <text:p>Digi-Key</text:p>
          </table:table-cell>
          <table:table-cell office:value-type="string">
            <text:p>311-10.0LRTR-ND</text:p>
          </table:table-cell>
          <table:table-cell office:value-type="string">
            <text:p>Yageo</text:p>
          </table:table-cell>
          <table:table-cell office:value-type="string">
            <text:p>RC0402FR-0710RL</text:p>
          </table:table-cell>
          <table:table-cell office:value-type="string">
            <text:p>10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0R</text:p>
          </table:table-cell>
          <table:table-cell office:value-type="string">
            <text:p>R0402</text:p>
          </table:table-cell>
          <table:table-cell office:value-type="string">
            <text:p>RES SMD 10 OHM 1% 1/16W 0402</text:p>
          </table:table-cell>
          <table:table-cell office:value-type="string">
            <text:p>10 Ohm ±1% 0.063W, 1/16W Chip Resistor 0402 (1005 Metric) Moisture Resistant Thick Film</text:p>
          </table:table-cell>
          <table:table-cell office:value-type="string">
            <text:p>10R</text:p>
          </table:table-cell>
          <table:table-cell office:value-type="string">
            <text:p>+/- 1%</text:p>
          </table:table-cell>
          <table:table-cell office:value-type="string">
            <text:p>10R 1% 0402</text:p>
          </table:table-cell>
        </table:table-row>
        <table:table-row table:style-name="ro1">
          <table:table-cell office:value-type="string">
            <text:p>R5, R31, R36, R60</text:p>
          </table:table-cell>
          <table:table-cell office:value-type="string">
            <text:p>Digi-Key</text:p>
          </table:table-cell>
          <table:table-cell office:value-type="string">
            <text:p>311-4.7KLRTR-ND</text:p>
          </table:table-cell>
          <table:table-cell office:value-type="string">
            <text:p>Yageo</text:p>
          </table:table-cell>
          <table:table-cell office:value-type="string">
            <text:p>RC0402FR-074K7L</text:p>
          </table:table-cell>
          <table:table-cell office:value-type="string">
            <text:p>4.7k</text:p>
          </table:table-cell>
          <table:table-cell office:value-type="float" office:value="4">
            <text:p>4</text:p>
          </table:table-cell>
          <table:table-cell/>
          <table:table-cell office:value-type="string">
            <text:p>4.7k</text:p>
          </table:table-cell>
          <table:table-cell office:value-type="string">
            <text:p>R0402</text:p>
          </table:table-cell>
          <table:table-cell office:value-type="string">
            <text:p>RES SMD 4.7K OHM 1% 1/16W 0402</text:p>
          </table:table-cell>
          <table:table-cell office:value-type="string">
            <text:p>4.7k Ohm ±1% 0.063W, 1/16W Chip Resistor 0402 (1005 Metric) Moisture Resistant Thick Film</text:p>
          </table:table-cell>
          <table:table-cell office:value-type="string">
            <text:p>4.7k</text:p>
          </table:table-cell>
          <table:table-cell office:value-type="string">
            <text:p>+/- 1%</text:p>
          </table:table-cell>
          <table:table-cell office:value-type="string">
            <text:p>4.7k 1% 0402</text:p>
          </table:table-cell>
        </table:table-row>
        <table:table-row table:style-name="ro1">
          <table:table-cell office:value-type="string">
            <text:p>R6, R32, R37, R38, R39, R41</text:p>
          </table:table-cell>
          <table:table-cell office:value-type="string">
            <text:p>Digi-Key</text:p>
          </table:table-cell>
          <table:table-cell office:value-type="string">
            <text:p>311-2.37KLRTR-ND</text:p>
          </table:table-cell>
          <table:table-cell office:value-type="string">
            <text:p>Yageo</text:p>
          </table:table-cell>
          <table:table-cell office:value-type="string">
            <text:p>RC0402FR-072K37L</text:p>
          </table:table-cell>
          <table:table-cell office:value-type="string">
            <text:p>2.37k</text:p>
          </table:table-cell>
          <table:table-cell office:value-type="float" office:value="6">
            <text:p>6</text:p>
          </table:table-cell>
          <table:table-cell/>
          <table:table-cell office:value-type="string">
            <text:p>2k37</text:p>
          </table:table-cell>
          <table:table-cell office:value-type="string">
            <text:p>R0402</text:p>
          </table:table-cell>
          <table:table-cell office:value-type="string">
            <text:p>RES SMD 2.37K OHM 1% 1/16W 0402</text:p>
          </table:table-cell>
          <table:table-cell office:value-type="string">
            <text:p>2.37k Ohm ±1% 0.063W, 1/16W Chip Resistor 0402 (1005 Metric) Moisture Resistant Thick Film</text:p>
          </table:table-cell>
          <table:table-cell office:value-type="string">
            <text:p>2k37</text:p>
          </table:table-cell>
          <table:table-cell office:value-type="string">
            <text:p>+/- 1%</text:p>
          </table:table-cell>
          <table:table-cell office:value-type="string">
            <text:p>2.37k 1% 0402</text:p>
          </table:table-cell>
        </table:table-row>
        <table:table-row table:style-name="ro1">
          <table:table-cell office:value-type="string">
            <text:p>R7, R10, R15, R17, R18, R22, R25, R26</text:p>
          </table:table-cell>
          <table:table-cell office:value-type="string">
            <text:p>Digi-Key</text:p>
          </table:table-cell>
          <table:table-cell office:value-type="string">
            <text:p>A103269TR-ND</text:p>
          </table:table-cell>
          <table:table-cell office:value-type="string">
            <text:p>TE Connectivity</text:p>
          </table:table-cell>
          <table:table-cell office:value-type="string">
            <text:p>RL73K2BR12JTD</text:p>
          </table:table-cell>
          <table:table-cell office:value-type="string">
            <text:p>0.122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.12R</text:p>
          </table:table-cell>
          <table:table-cell office:value-type="string">
            <text:p>R1206</text:p>
          </table:table-cell>
          <table:table-cell office:value-type="string">
            <text:p>RES 0.12 OHM 5% 1/4W 1206</text:p>
          </table:table-cell>
          <table:table-cell office:value-type="string">
            <text:p>120 mOhms ±5% 0.25W, 1/4W Chip Resistor 1206 (3216 Metric) Current Sense Thick Film</text:p>
          </table:table-cell>
          <table:table-cell office:value-type="string">
            <text:p>0.12R</text:p>
          </table:table-cell>
          <table:table-cell office:value-type="string">
            <text:p>+/- 1%</text:p>
          </table:table-cell>
          <table:table-cell office:value-type="string">
            <text:p>0.12R 1% 1206</text:p>
          </table:table-cell>
        </table:table-row>
        <table:table-row table:style-name="ro1">
          <table:table-cell office:value-type="string">
            <text:p>R9, R16, R28, R29, R40, R58</text:p>
          </table:table-cell>
          <table:table-cell office:value-type="string">
            <text:p>Digi-Key</text:p>
          </table:table-cell>
          <table:table-cell office:value-type="string">
            <text:p>311-1.80KLRTR-ND</text:p>
          </table:table-cell>
          <table:table-cell office:value-type="string">
            <text:p>Yageo</text:p>
          </table:table-cell>
          <table:table-cell office:value-type="string">
            <text:p>RC0402FR-071K8L</text:p>
          </table:table-cell>
          <table:table-cell office:value-type="string">
            <text:p>1.8k</text:p>
          </table:table-cell>
          <table:table-cell office:value-type="float" office:value="6">
            <text:p>6</text:p>
          </table:table-cell>
          <table:table-cell/>
          <table:table-cell office:value-type="string">
            <text:p>1.8K</text:p>
          </table:table-cell>
          <table:table-cell office:value-type="string">
            <text:p>R0402</text:p>
          </table:table-cell>
          <table:table-cell office:value-type="string">
            <text:p>RES SMD 1.8K OHM 1% 1/16W 0402</text:p>
          </table:table-cell>
          <table:table-cell office:value-type="string">
            <text:p>1.8k Ohm ±1% 0.063W, 1/16W Chip Resistor 0402 (1005 Metric) Moisture Resistant Thick Film</text:p>
          </table:table-cell>
          <table:table-cell office:value-type="string">
            <text:p>1.8K</text:p>
          </table:table-cell>
          <table:table-cell office:value-type="string">
            <text:p>+/- 1%</text:p>
          </table:table-cell>
          <table:table-cell office:value-type="string">
            <text:p>1.8k 1% 0402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Digikey</text:p>
          </table:table-cell>
          <table:table-cell office:value-type="string">
            <text:p>YAG2374CT-ND</text:p>
          </table:table-cell>
          <table:table-cell office:value-type="string">
            <text:p>Yageo</text:p>
          </table:table-cell>
          <table:table-cell office:value-type="string">
            <text:p>RC0402FR-07665KL</text:p>
          </table:table-cell>
          <table:table-cell office:value-type="string">
            <text:p>665k 1%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665k</text:p>
          </table:table-cell>
          <table:table-cell office:value-type="string">
            <text:p>R0402</text:p>
          </table:table-cell>
          <table:table-cell office:value-type="string">
            <text:p>RES SMD 665K OHM 1% 1/16W 0402</text:p>
          </table:table-cell>
          <table:table-cell office:value-type="string">
            <text:p>665 kOhms ±1% 0.063W, 1/16W Chip Resistor 0402 (1005 Metric) Moisture Resistant Thick Film</text:p>
          </table:table-cell>
          <table:table-cell office:value-type="string">
            <text:p>665k</text:p>
          </table:table-cell>
          <table:table-cell office:value-type="string">
            <text:p>1%</text:p>
          </table:table-cell>
          <table:table-cell office:value-type="string">
            <text:p>1/16W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Digikey</text:p>
          </table:table-cell>
          <table:table-cell office:value-type="string">
            <text:p>YAG3273CT-ND</text:p>
          </table:table-cell>
          <table:table-cell office:value-type="string">
            <text:p>Yageo</text:p>
          </table:table-cell>
          <table:table-cell office:value-type="string">
            <text:p>RC0402JR-07130KL</text:p>
          </table:table-cell>
          <table:table-cell office:value-type="string">
            <text:p>130k 1% 04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30k</text:p>
          </table:table-cell>
          <table:table-cell office:value-type="string">
            <text:p>R0402</text:p>
          </table:table-cell>
          <table:table-cell office:value-type="string">
            <text:p>RES SMD 130K OHM 5% 1/16W 0402</text:p>
          </table:table-cell>
          <table:table-cell office:value-type="string">
            <text:p>130 kOhms ±5% 0.063W, 1/16W Chip Resistor 0402 (1005 Metric) Moisture Resistant Thick Film</text:p>
          </table:table-cell>
          <table:table-cell office:value-type="string">
            <text:p>130k</text:p>
          </table:table-cell>
          <table:table-cell office:value-type="string">
            <text:p>1%</text:p>
          </table:table-cell>
          <table:table-cell office:value-type="string">
            <text:p>1/16W</text:p>
          </table:table-cell>
        </table:table-row>
        <table:table-row table:style-name="ro1">
          <table:table-cell office:value-type="string">
            <text:p>R21, R42, R48, R56</text:p>
          </table:table-cell>
          <table:table-cell office:value-type="string">
            <text:p>Digi-Key</text:p>
          </table:table-cell>
          <table:table-cell office:value-type="string">
            <text:p>311-100LRTR-ND</text:p>
          </table:table-cell>
          <table:table-cell office:value-type="string">
            <text:p>Yageo</text:p>
          </table:table-cell>
          <table:table-cell office:value-type="string">
            <text:p>RC0402FR-07100RL</text:p>
          </table:table-cell>
          <table:table-cell office:value-type="string">
            <text:p>100R 1% 040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00R</text:p>
          </table:table-cell>
          <table:table-cell office:value-type="string">
            <text:p>R0402</text:p>
          </table:table-cell>
          <table:table-cell office:value-type="string">
            <text:p>RES SMD 100 OHM 1% 1/16W 0402</text:p>
          </table:table-cell>
          <table:table-cell office:value-type="string">
            <text:p>100 Ohm ±1% 0.063W, 1/16W Chip Resistor 0402 (1005 Metric) Moisture Resistant Thick Film</text:p>
          </table:table-cell>
          <table:table-cell office:value-type="string">
            <text:p>100R</text:p>
          </table:table-cell>
          <table:table-cell office:value-type="string">
            <text:p>1%</text:p>
          </table:table-cell>
          <table:table-cell office:value-type="string">
            <text:p>100R 1% 0402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Digi-Key</text:p>
          </table:table-cell>
          <table:table-cell office:value-type="string">
            <text:p>YAG3048TR-ND</text:p>
          </table:table-cell>
          <table:table-cell office:value-type="string">
            <text:p>Yageo</text:p>
          </table:table-cell>
          <table:table-cell office:value-type="string">
            <text:p>RC0402FR-071K87L</text:p>
          </table:table-cell>
          <table:table-cell office:value-type="string">
            <text:p>1.87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.87K</text:p>
          </table:table-cell>
          <table:table-cell office:value-type="string">
            <text:p>R0402</text:p>
          </table:table-cell>
          <table:table-cell office:value-type="string">
            <text:p>RES SMD 1.87K OHM 1% 1/16W 0402</text:p>
          </table:table-cell>
          <table:table-cell office:value-type="string">
            <text:p>1.87k Ohm ±1% 0.063W, 1/16W Chip Resistor 0402 (1005 Metric) Moisture Resistant Thick Film</text:p>
          </table:table-cell>
          <table:table-cell office:value-type="string">
            <text:p>1.87K</text:p>
          </table:table-cell>
          <table:table-cell office:value-type="string">
            <text:p>+/- 1%</text:p>
          </table:table-cell>
          <table:table-cell office:value-type="string">
            <text:p>1.8k 1% 0402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string">
            <text:p>Digikey</text:p>
          </table:table-cell>
          <table:table-cell office:value-type="string">
            <text:p>YAG3110CT-ND</text:p>
          </table:table-cell>
          <table:table-cell office:value-type="string">
            <text:p>Yageo</text:p>
          </table:table-cell>
          <table:table-cell office:value-type="string">
            <text:p>RC0402FR-0730K9L</text:p>
          </table:table-cell>
          <table:table-cell office:value-type="string">
            <text:p>30.9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0.9k</text:p>
          </table:table-cell>
          <table:table-cell office:value-type="string">
            <text:p>R0402</text:p>
          </table:table-cell>
          <table:table-cell office:value-type="string">
            <text:p>RES SMD 30.9K OHM 1% 1/16W 0402</text:p>
          </table:table-cell>
          <table:table-cell office:value-type="string">
            <text:p>30.9 kOhms ±1% 0.063W, 1/16W Chip Resistor 0402 (1005 Metric) Moisture Resistant Thick Film</text:p>
          </table:table-cell>
          <table:table-cell office:value-type="string">
            <text:p>30.9k</text:p>
          </table:table-cell>
          <table:table-cell office:value-type="string">
            <text:p>1%</text:p>
          </table:table-cell>
          <table:table-cell office:value-type="string">
            <text:p>1/16W</text:p>
          </table:table-cell>
        </table:table-row>
        <table:table-row table:style-name="ro1">
          <table:table-cell office:value-type="string">
            <text:p>R30, R33, R35, R44, R45, R73</text:p>
          </table:table-cell>
          <table:table-cell office:value-type="string">
            <text:p>Digi-Key</text:p>
          </table:table-cell>
          <table:table-cell office:value-type="string">
            <text:p>311-1.00KLRTR-ND</text:p>
          </table:table-cell>
          <table:table-cell office:value-type="string">
            <text:p>Yageo</text:p>
          </table:table-cell>
          <table:table-cell office:value-type="string">
            <text:p>RC0402FR-071KL</text:p>
          </table:table-cell>
          <table:table-cell office:value-type="string">
            <text:p>1k</text:p>
          </table:table-cell>
          <table:table-cell office:value-type="float" office:value="6">
            <text:p>6</text:p>
          </table:table-cell>
          <table:table-cell/>
          <table:table-cell office:value-type="string">
            <text:p>1K</text:p>
          </table:table-cell>
          <table:table-cell office:value-type="string">
            <text:p>R0402</text:p>
          </table:table-cell>
          <table:table-cell office:value-type="string">
            <text:p>RES SMD 1K OHM 1% 1/16W 0402</text:p>
          </table:table-cell>
          <table:table-cell office:value-type="string">
            <text:p>1k Ohm ±1% 0.063W, 1/16W Chip Resistor 0402 (1005 Metric) Moisture Resistant Thick Film</text:p>
          </table:table-cell>
          <table:table-cell office:value-type="string">
            <text:p>1K</text:p>
          </table:table-cell>
          <table:table-cell office:value-type="string">
            <text:p>+/- 1%</text:p>
          </table:table-cell>
          <table:table-cell office:value-type="string">
            <text:p>1k 1% 0402</text:p>
          </table:table-cell>
        </table:table-row>
        <table:table-row table:style-name="ro1">
          <table:table-cell office:value-type="string">
            <text:p>R43, R49, R50, R57</text:p>
          </table:table-cell>
          <table:table-cell office:value-type="string">
            <text:p>Digi-Key</text:p>
          </table:table-cell>
          <table:table-cell office:value-type="string">
            <text:p>311-100KLRTR-ND</text:p>
          </table:table-cell>
          <table:table-cell office:value-type="string">
            <text:p>Yageo</text:p>
          </table:table-cell>
          <table:table-cell office:value-type="string">
            <text:p>RC0402FR-07100KL</text:p>
          </table:table-cell>
          <table:table-cell office:value-type="string">
            <text:p>100K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00K</text:p>
          </table:table-cell>
          <table:table-cell office:value-type="string">
            <text:p>R0402</text:p>
          </table:table-cell>
          <table:table-cell office:value-type="string">
            <text:p>RES 100K OHM 1% 1/16W 0402</text:p>
          </table:table-cell>
          <table:table-cell office:value-type="string">
            <text:p>100k Ohm ±1% 0.063W, 1/16W Chip Resistor 0402 (1005 Metric) Moisture Resistant Thick Film</text:p>
          </table:table-cell>
          <table:table-cell office:value-type="string">
            <text:p>100K</text:p>
          </table:table-cell>
          <table:table-cell office:value-type="string">
            <text:p>+/- 1%</text:p>
          </table:table-cell>
          <table:table-cell office:value-type="string">
            <text:p>100K 1% 0402</text:p>
          </table:table-cell>
        </table:table-row>
        <table:table-row table:style-name="ro1">
          <table:table-cell office:value-type="string">
            <text:p>R72</text:p>
          </table:table-cell>
          <table:table-cell office:value-type="string">
            <text:p>Digi-Key</text:p>
          </table:table-cell>
          <table:table-cell office:value-type="string">
            <text:p>P1.0MJTR-ND</text:p>
          </table:table-cell>
          <table:table-cell office:value-type="string">
            <text:p>Panasonic</text:p>
          </table:table-cell>
          <table:table-cell office:value-type="string">
            <text:p>ERJ2GEJ105X</text:p>
          </table:table-cell>
          <table:table-cell office:value-type="string">
            <text:p>1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M</text:p>
          </table:table-cell>
          <table:table-cell office:value-type="string">
            <text:p>R0402</text:p>
          </table:table-cell>
          <table:table-cell office:value-type="string">
            <text:p>RES 0402 1M 100mW 5%</text:p>
          </table:table-cell>
          <table:table-cell office:value-type="string">
            <text:p>1M Ohm ±5% 0.1W, 1/10W Chip Resistor 0402 (1005 Metric) Automotive AEC-Q200 Thick Film</text:p>
          </table:table-cell>
          <table:table-cell office:value-type="string">
            <text:p>1M</text:p>
          </table:table-cell>
          <table:table-cell office:value-type="string">
            <text:p>+/- 1%</text:p>
          </table:table-cell>
          <table:table-cell office:value-type="string">
            <text:p>1M 1% 0402</text:p>
          </table:table-cell>
        </table:table-row>
        <table:table-row table:style-name="ro1">
          <table:table-cell office:value-type="string">
            <text:p>RN1, RN2</text:p>
          </table:table-cell>
          <table:table-cell office:value-type="string">
            <text:p>Digi-Key</text:p>
          </table:table-cell>
          <table:table-cell office:value-type="string">
            <text:p>CAY16-562J4LFCT-ND</text:p>
          </table:table-cell>
          <table:table-cell office:value-type="string">
            <text:p>Bourns</text:p>
          </table:table-cell>
          <table:table-cell office:value-type="string">
            <text:p>CAY16-562J4LF</text:p>
          </table:table-cell>
          <table:table-cell office:value-type="string">
            <text:p>5.6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5.6k</text:p>
          </table:table-cell>
          <table:table-cell office:value-type="string">
            <text:p>CAY16</text:p>
          </table:table-cell>
          <table:table-cell office:value-type="string">
            <text:p>RES ARRAY 4 RES 5.6K OHM 1206</text:p>
          </table:table-cell>
          <table:table-cell office:value-type="string">
            <text:p>5.6k Ohm ±5% 62.5mW Power Per Element Isolated Resistor Network/Array ±200ppm/°C 1206 (3216 Metric), Convex, Long Side Terminals</text:p>
          </table:table-cell>
          <table:table-cell office:value-type="string">
            <text:p>5.6k</text:p>
          </table:table-cell>
          <table:table-cell office:value-type="string">
            <text:p>+/- 5%</text:p>
          </table:table-cell>
          <table:table-cell office:value-type="string">
            <text:p>5.6k x 4 5% 1206</text:p>
          </table:table-cell>
        </table:table-row>
        <table:table-row table:style-name="ro1">
          <table:table-cell office:value-type="string">
            <text:p>RN3</text:p>
          </table:table-cell>
          <table:table-cell office:value-type="string">
            <text:p>Digi-Key</text:p>
          </table:table-cell>
          <table:table-cell office:value-type="string">
            <text:p>CAY16-103J4LFTR-ND</text:p>
          </table:table-cell>
          <table:table-cell office:value-type="string">
            <text:p>Bourns</text:p>
          </table:table-cell>
          <table:table-cell office:value-type="string">
            <text:p>CAY16-103J4LF</text:p>
          </table:table-cell>
          <table:table-cell office:value-type="string">
            <text:p>10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0K</text:p>
          </table:table-cell>
          <table:table-cell office:value-type="string">
            <text:p>CAY16</text:p>
          </table:table-cell>
          <table:table-cell office:value-type="string">
            <text:p>RES ARRAY 4 RES 10K 1206 62.5mW 5%</text:p>
          </table:table-cell>
          <table:table-cell office:value-type="string">
            <text:p>10k Ohm ±5% 62.5mW Power Per Element Isolated Resistor Network/Array ±200ppm/°C 1206 (3216 Metric), Convex, Long Side Terminals</text:p>
          </table:table-cell>
          <table:table-cell office:value-type="string">
            <text:p>10K</text:p>
          </table:table-cell>
          <table:table-cell office:value-type="string">
            <text:p>+/- 5%</text:p>
          </table:table-cell>
          <table:table-cell office:value-type="string">
            <text:p>10k 5% Array_x_4</text:p>
          </table:table-cell>
        </table:table-row>
        <table:table-row table:style-name="ro1">
          <table:table-cell office:value-type="string">
            <text:p>RN5</text:p>
          </table:table-cell>
          <table:table-cell office:value-type="string">
            <text:p>Digi-Key</text:p>
          </table:table-cell>
          <table:table-cell office:value-type="string">
            <text:p>CAY16-102J4LFTR-ND</text:p>
          </table:table-cell>
          <table:table-cell office:value-type="string">
            <text:p>Bourns</text:p>
          </table:table-cell>
          <table:table-cell office:value-type="string">
            <text:p>CAY16-102J4LF</text:p>
          </table:table-cell>
          <table:table-cell office:value-type="string">
            <text:p>1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K</text:p>
          </table:table-cell>
          <table:table-cell office:value-type="string">
            <text:p>CAY16</text:p>
          </table:table-cell>
          <table:table-cell office:value-type="string">
            <text:p>RES ARRAY 4 RES 1K 1206 62.5mW 5%</text:p>
          </table:table-cell>
          <table:table-cell office:value-type="string">
            <text:p>1k Ohm ±5% 62.5mW Power Per Element Isolated Resistor Network/Array ±200ppm/°C 1206 (3216 Metric), Convex, Long Side Terminals</text:p>
          </table:table-cell>
          <table:table-cell office:value-type="string">
            <text:p>1K</text:p>
          </table:table-cell>
          <table:table-cell office:value-type="string">
            <text:p>+/- 5%</text:p>
          </table:table-cell>
          <table:table-cell office:value-type="string">
            <text:p>1k 5% Array_x_4</text:p>
          </table:table-cell>
        </table:table-row>
        <table:table-row table:style-name="ro1">
          <table:table-cell office:value-type="string">
            <text:p>RT1</text:p>
          </table:table-cell>
          <table:table-cell table:number-columns-repeated="3"/>
          <table:table-cell office:value-type="string">
            <text:p>NTCG104LH104JT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TCG104LH104JT1</text:p>
          </table:table-cell>
          <table:table-cell office:value-type="string">
            <text:p>R0402</text:p>
          </table:table-cell>
          <table:table-cell office:value-type="string">
            <text:p>Resistor</text:p>
          </table:table-cell>
          <table:table-cell/>
          <table:table-cell office:value-type="string">
            <text:p>NTCG104LH104JT1</text:p>
          </table:table-cell>
          <table:table-cell table:number-columns-repeated="2"/>
        </table:table-row>
        <table:table-row table:style-name="ro1">
          <table:table-cell office:value-type="string">
            <text:p>RV1, RV2, RV26</text:p>
          </table:table-cell>
          <table:table-cell office:value-type="string">
            <text:p>Digi-Key</text:p>
          </table:table-cell>
          <table:table-cell office:value-type="string">
            <text:p>CG0603MLC-05ETR-ND</text:p>
          </table:table-cell>
          <table:table-cell office:value-type="string">
            <text:p>YAGEO</text:p>
          </table:table-cell>
          <table:table-cell office:value-type="string">
            <text:p>CG0603MLC-05E</text:p>
          </table:table-cell>
          <table:table-cell office:value-type="string">
            <text:p>5VD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G0603MLC-05E</text:p>
          </table:table-cell>
          <table:table-cell office:value-type="string">
            <text:p>R0603</text:p>
          </table:table-cell>
          <table:table-cell office:value-type="string">
            <text:p>VAR 0603 5V</text:p>
          </table:table-cell>
          <table:table-cell office:value-type="string">
            <text:p>VARISTOR 0603</text:p>
          </table:table-cell>
          <table:table-cell office:value-type="string">
            <text:p>5V</text:p>
          </table:table-cell>
          <table:table-cell office:value-type="string">
            <text:p>NA</text:p>
          </table:table-cell>
          <table:table-cell office:value-type="string">
            <text:p>5VDC</text:p>
          </table:table-cell>
        </table:table-row>
        <table:table-row table:style-name="ro1">
          <table:table-cell office:value-type="string">
            <text:p>RV3, RV5, RV7, RV11, RV13, RV23</text:p>
          </table:table-cell>
          <table:table-cell office:value-type="string">
            <text:p>Digi-Key</text:p>
          </table:table-cell>
          <table:table-cell office:value-type="string">
            <text:p>311-1516-2-ND</text:p>
          </table:table-cell>
          <table:table-cell office:value-type="string">
            <text:p>Yageo</text:p>
          </table:table-cell>
          <table:table-cell office:value-type="string">
            <text:p>VRS0402SR55R101N</text:p>
          </table:table-cell>
          <table:table-cell office:value-type="string">
            <text:p>12V</text:p>
          </table:table-cell>
          <table:table-cell office:value-type="float" office:value="6">
            <text:p>6</text:p>
          </table:table-cell>
          <table:table-cell/>
          <table:table-cell office:value-type="string">
            <text:p>VRS0402SR55R101N</text:p>
          </table:table-cell>
          <table:table-cell office:value-type="string">
            <text:p>C0402</text:p>
          </table:table-cell>
          <table:table-cell office:value-type="string">
            <text:p>Multi-Layer Varistor</text:p>
          </table:table-cell>
          <table:table-cell office:value-type="string">
            <text:p>VARISTOR 12V 10A 0402</text:p>
          </table:table-cell>
          <table:table-cell office:value-type="string">
            <text:p>12V</text:p>
          </table:table-cell>
          <table:table-cell office:value-type="string">
            <text:p>NA</text:p>
          </table:table-cell>
          <table:table-cell office:value-type="string">
            <text:p>5.5Vdc 12Vvar 60pF</text:p>
          </table:table-cell>
        </table:table-row>
        <table:table-row table:style-name="ro1">
          <table:table-cell office:value-type="string">
            <text:p>RV4, RV6, RV8, RV9, RV10, RV12, RV14, RV15, RV16, RV17, RV18, RV19, RV20, RV21, RV22, RV25, RV27, RV28, RV29, RV30, RV31, RV32, RV33, RV34, RV35, RV36, RV37, RV38</text:p>
          </table:table-cell>
          <table:table-cell office:value-type="string">
            <text:p>Digikey</text:p>
          </table:table-cell>
          <table:table-cell office:value-type="string">
            <text:p>587-1921-2-ND</text:p>
          </table:table-cell>
          <table:table-cell office:value-type="string">
            <text:p>Taiyo Yuden</text:p>
          </table:table-cell>
          <table:table-cell office:value-type="string">
            <text:p>BKP1005HS121-T</text:p>
          </table:table-cell>
          <table:table-cell office:value-type="string">
            <text:p>FERRITE 120R 1A 0402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120R</text:p>
          </table:table-cell>
          <table:table-cell office:value-type="string">
            <text:p>R0402</text:p>
          </table:table-cell>
          <table:table-cell table:number-columns-repeated="2" office:value-type="string">
            <text:p>FERRITE BEAD 120 OHM 0402 1LN</text:p>
          </table:table-cell>
          <table:table-cell office:value-type="string">
            <text:p>120Rfb</text:p>
          </table:table-cell>
          <table:table-cell office:value-type="string">
            <text:p>-NA-</text:p>
          </table:table-cell>
          <table:table-cell office:value-type="string">
            <text:p>1A</text:p>
          </table:table-cell>
        </table:table-row>
        <table:table-row table:style-name="ro1">
          <table:table-cell office:value-type="string">
            <text:p>RV24</text:p>
          </table:table-cell>
          <table:table-cell office:value-type="string">
            <text:p>Digikey</text:p>
          </table:table-cell>
          <table:table-cell office:value-type="string">
            <text:p>P0.0JTR-ND</text:p>
          </table:table-cell>
          <table:table-cell office:value-type="string">
            <text:p>Panasonic</text:p>
          </table:table-cell>
          <table:table-cell office:value-type="string">
            <text:p>ERJ-2GE0R00X</text:p>
          </table:table-cell>
          <table:table-cell office:value-type="string">
            <text:p>0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R</text:p>
          </table:table-cell>
          <table:table-cell office:value-type="string">
            <text:p>R0402</text:p>
          </table:table-cell>
          <table:table-cell office:value-type="string">
            <text:p>RES SMD 0.0OHM JUMPER 1/10W 0402</text:p>
          </table:table-cell>
          <table:table-cell office:value-type="string">
            <text:p>0.0 Ohm Jumper 0.1W, 1/10W Chip Resistor 0402 (1005 Metric) Automotive AEC-Q200 Thick Film</text:p>
          </table:table-cell>
          <table:table-cell office:value-type="string">
            <text:p>0R</text:p>
          </table:table-cell>
          <table:table-cell office:value-type="string">
            <text:p>1%</text:p>
          </table:table-cell>
          <table:table-cell/>
        </table:table-row>
        <table:table-row table:style-name="ro1">
          <table:table-cell office:value-type="string">
            <text:p>S1</text:p>
          </table:table-cell>
          <table:table-cell office:value-type="string">
            <text:p>Digi-Key</text:p>
          </table:table-cell>
          <table:table-cell office:value-type="string">
            <text:p>506-1571610-2</text:p>
          </table:table-cell>
          <table:table-cell office:value-type="string">
            <text:p>TE</text:p>
          </table:table-cell>
          <table:table-cell office:value-type="string">
            <text:p>1571610-2</text:p>
          </table:table-cell>
          <table:table-cell office:value-type="string">
            <text:p>Tact PB R/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571610-2</text:p>
          </table:table-cell>
          <table:table-cell office:value-type="string">
            <text:p>B3F-31XX</text:p>
          </table:table-cell>
          <table:table-cell office:value-type="string">
            <text:p>SWTCH Momentary Washable</text:p>
          </table:table-cell>
          <table:table-cell office:value-type="string">
            <text:p>Tactile Switches R/A SEALED TACT SWITCH</text:p>
          </table:table-cell>
          <table:table-cell office:value-type="string">
            <text:p>Tact PB R/A</text:p>
          </table:table-cell>
          <table:table-cell office:value-type="string">
            <text:p>NA</text:p>
          </table:table-cell>
          <table:table-cell office:value-type="string">
            <text:p>24V 0.05A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Digi-Key</text:p>
          </table:table-cell>
          <table:table-cell office:value-type="string">
            <text:p>ATMEGA32U2-MURTR-ND</text:p>
          </table:table-cell>
          <table:table-cell office:value-type="string">
            <text:p>Microchip</text:p>
          </table:table-cell>
          <table:table-cell office:value-type="string">
            <text:p>ATMEGA32U2-MUR</text:p>
          </table:table-cell>
          <table:table-cell office:value-type="string">
            <text:p>ATMEGA32U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tmega32u2</text:p>
          </table:table-cell>
          <table:table-cell office:value-type="string">
            <text:p>QFN32_050050</text:p>
          </table:table-cell>
          <table:table-cell office:value-type="string">
            <text:p>Atmega32u2</text:p>
          </table:table-cell>
          <table:table-cell office:value-type="string">
            <text:p>AVR AVR® ATmega Microcontroller IC 8-Bit 16MHz 32KB (16K x 16) FLASH 32-VQFN (5x5)</text:p>
          </table:table-cell>
          <table:table-cell office:value-type="string">
            <text:p>ATMEGA32U2</text:p>
          </table:table-cell>
          <table:table-cell office:value-type="string">
            <text:p>NA</text:p>
          </table:table-cell>
          <table:table-cell office:value-type="string">
            <text:p>5V 32KB 1KB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Digi-Key</text:p>
          </table:table-cell>
          <table:table-cell office:value-type="string">
            <text:p>ATMEGA2560-16AURTR-ND</text:p>
          </table:table-cell>
          <table:table-cell office:value-type="string">
            <text:p>Microchip</text:p>
          </table:table-cell>
          <table:table-cell office:value-type="string">
            <text:p>ATMEGA2560-16AUR</text:p>
          </table:table-cell>
          <table:table-cell office:value-type="string">
            <text:p>ATMEGA256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tmega2560</text:p>
          </table:table-cell>
          <table:table-cell office:value-type="string">
            <text:p>TSQFP50P1600X1600X120-100L</text:p>
          </table:table-cell>
          <table:table-cell office:value-type="string">
            <text:p>Atmega2560</text:p>
          </table:table-cell>
          <table:table-cell office:value-type="string">
            <text:p>AVR AVR® ATmega Microcontroller IC 8-Bit 16MHz 256KB (128K x 16) FLASH 100-TQFP (14x14)</text:p>
          </table:table-cell>
          <table:table-cell office:value-type="string">
            <text:p>ATMEGA2560</text:p>
          </table:table-cell>
          <table:table-cell office:value-type="string">
            <text:p>NA</text:p>
          </table:table-cell>
          <table:table-cell office:value-type="string">
            <text:p>5V 256KB 8KB 16MHz</text:p>
          </table:table-cell>
        </table:table-row>
        <table:table-row table:style-name="ro1">
          <table:table-cell office:value-type="string">
            <text:p>U3</text:p>
          </table:table-cell>
          <table:table-cell office:value-type="string">
            <text:p>Digikey</text:p>
          </table:table-cell>
          <table:table-cell office:value-type="string">
            <text:p>296-40801-2-ND</text:p>
          </table:table-cell>
          <table:table-cell office:value-type="string">
            <text:p>TI</text:p>
          </table:table-cell>
          <table:table-cell office:value-type="string">
            <text:p>TPS54531DDAR</text:p>
          </table:table-cell>
          <table:table-cell office:value-type="string">
            <text:p>TPS5453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PS54531</text:p>
          </table:table-cell>
          <table:table-cell office:value-type="string">
            <text:p>SOIC127P600X170_HS-9L</text:p>
          </table:table-cell>
          <table:table-cell office:value-type="string">
            <text:p>IC REG BUCK ADJ 5A 8SOPWRPAD</text:p>
          </table:table-cell>
          <table:table-cell office:value-type="string">
            <text:p>Buck Switching Regulator IC Positive Adjustable 0.8V 1 Output 5A 8-PowerSOIC (0.154", 3.90mm Width)</text:p>
          </table:table-cell>
          <table:table-cell office:value-type="string">
            <text:p>TPS54531</text:p>
          </table:table-cell>
          <table:table-cell/>
          <table:table-cell office:value-type="string">
            <text:p>28Vin_max, 5A, 570kHz</text:p>
          </table:table-cell>
        </table:table-row>
        <table:table-row table:style-name="ro1">
          <table:table-cell office:value-type="string">
            <text:p>U4, U5, U6, U7</text:p>
          </table:table-cell>
          <table:table-cell office:value-type="string">
            <text:p>Digi-Key</text:p>
          </table:table-cell>
          <table:table-cell office:value-type="string">
            <text:p>1460-1130-2-ND</text:p>
          </table:table-cell>
          <table:table-cell office:value-type="string">
            <text:p>Trinamic</text:p>
          </table:table-cell>
          <table:table-cell office:value-type="string">
            <text:p>TMC2130-LA-T</text:p>
          </table:table-cell>
          <table:table-cell office:value-type="string">
            <text:p>TMC213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MC2130-LA</text:p>
          </table:table-cell>
          <table:table-cell office:value-type="string">
            <text:p>QFN36-50P500X600X900_HS-37N</text:p>
          </table:table-cell>
          <table:table-cell office:value-type="string">
            <text:p>IC STEPPER MOTOR DVR SPI 36QFN</text:p>
          </table:table-cell>
          <table:table-cell office:value-type="string">
            <text:p>Bipolar Motor Driver Power MOSFET SPI, Step/Direction 36-QFN (5x6)</text:p>
          </table:table-cell>
          <table:table-cell office:value-type="string">
            <text:p>TMC2130</text:p>
          </table:table-cell>
          <table:table-cell office:value-type="string">
            <text:p>NA</text:p>
          </table:table-cell>
          <table:table-cell office:value-type="string">
            <text:p>46V 1.2A 1/256 Step</text:p>
          </table:table-cell>
        </table:table-row>
        <table:table-row table:style-name="ro1">
          <table:table-cell office:value-type="string">
            <text:p>U8</text:p>
          </table:table-cell>
          <table:table-cell office:value-type="string">
            <text:p>Digikey</text:p>
          </table:table-cell>
          <table:table-cell office:value-type="string">
            <text:p>296-19379-2-ND</text:p>
          </table:table-cell>
          <table:table-cell office:value-type="string">
            <text:p>TI</text:p>
          </table:table-cell>
          <table:table-cell table:number-columns-repeated="2" office:value-type="string">
            <text:p>SN74AHCT1G125DRL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74AHCT1G125</text:p>
          </table:table-cell>
          <table:table-cell office:value-type="string">
            <text:p>SOTFL50P160X60-5L</text:p>
          </table:table-cell>
          <table:table-cell office:value-type="string">
            <text:p>IC BUS BUFF TRI-ST N-INV <text:s/>SOT-553</text:p>
          </table:table-cell>
          <table:table-cell office:value-type="string">
            <text:p>Buffer, Non-Inverting 1 Element 1 Bit per Element Push-Pull Output SOT-5</text:p>
          </table:table-cell>
          <table:table-cell office:value-type="string">
            <text:p>74AHCT1G125</text:p>
          </table:table-cell>
          <table:table-cell office:value-type="string">
            <text:p>-NA-</text:p>
          </table:table-cell>
          <table:table-cell office:value-type="string">
            <text:p>4.5-5.5V</text:p>
          </table:table-cell>
        </table:table-row>
        <table:table-row table:style-name="ro1">
          <table:table-cell office:value-type="string">
            <text:p>U10</text:p>
          </table:table-cell>
          <table:table-cell office:value-type="string">
            <text:p>Digi-Key</text:p>
          </table:table-cell>
          <table:table-cell office:value-type="string">
            <text:p>ADUM7441ARQZ-RL7TR-ND</text:p>
          </table:table-cell>
          <table:table-cell office:value-type="string">
            <text:p>Analog Devices</text:p>
          </table:table-cell>
          <table:table-cell office:value-type="string">
            <text:p>ADUM7441ARQZ-RL7</text:p>
          </table:table-cell>
          <table:table-cell office:value-type="string">
            <text:p>ADUM7441ARQ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DUM7441</text:p>
          </table:table-cell>
          <table:table-cell office:value-type="string">
            <text:p>QSOP16</text:p>
          </table:table-cell>
          <table:table-cell office:value-type="string">
            <text:p>4ch iCoupler</text:p>
          </table:table-cell>
          <table:table-cell office:value-type="string">
            <text:p>General Purpose Digital Isolator 1000Vrms 4 Channel 1Mbps 15kV/µs CMTI 16-SSOP (0.154", 3.90mm Width)</text:p>
          </table:table-cell>
          <table:table-cell office:value-type="string">
            <text:p>ADUM7441ARQZ</text:p>
          </table:table-cell>
          <table:table-cell office:value-type="string">
            <text:p>NA</text:p>
          </table:table-cell>
          <table:table-cell office:value-type="string">
            <text:p>5V 1000Viso</text:p>
          </table:table-cell>
        </table:table-row>
        <table:table-row table:style-name="ro1">
          <table:table-cell office:value-type="string">
            <text:p>X1, X17</text:p>
          </table:table-cell>
          <table:table-cell office:value-type="string">
            <text:p>Newark</text:p>
          </table:table-cell>
          <table:table-cell office:value-type="string">
            <text:p>08N6789</text:p>
          </table:table-cell>
          <table:table-cell office:value-type="string">
            <text:p>MultiComp</text:p>
          </table:table-cell>
          <table:table-cell office:value-type="string">
            <text:p>2213S-06G</text:p>
          </table:table-cell>
          <table:table-cell office:value-type="string">
            <text:p>6PI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D-2X3</text:p>
          </table:table-cell>
          <table:table-cell office:value-type="string">
            <text:p>2X03</text:p>
          </table:table-cell>
          <table:table-cell office:value-type="string">
            <text:p>CONN HEADER VERT 6POS GOLD</text:p>
          </table:table-cell>
          <table:table-cell office:value-type="string">
            <text:p>6 Positions Header Connector 0.100" (2.54mm) Through Hole Gold</text:p>
          </table:table-cell>
          <table:table-cell office:value-type="string">
            <text:p>6PIN</text:p>
          </table:table-cell>
          <table:table-cell office:value-type="string">
            <text:p>NA</text:p>
          </table:table-cell>
          <table:table-cell office:value-type="string">
            <text:p>10Pin 2Row 0.1" T-Hole</text:p>
          </table:table-cell>
        </table:table-row>
        <table:table-row table:style-name="ro1">
          <table:table-cell office:value-type="string">
            <text:p>X2</text:p>
          </table:table-cell>
          <table:table-cell office:value-type="string">
            <text:p>Digi-Key</text:p>
          </table:table-cell>
          <table:table-cell office:value-type="string">
            <text:p>609-1039-ND</text:p>
          </table:table-cell>
          <table:table-cell office:value-type="string">
            <text:p>FCI</text:p>
          </table:table-cell>
          <table:table-cell office:value-type="string">
            <text:p>61729-0010BLF</text:p>
          </table:table-cell>
          <table:table-cell office:value-type="string">
            <text:p>USB-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SB-B</text:p>
          </table:table-cell>
          <table:table-cell office:value-type="string">
            <text:p>PN61729</text:p>
          </table:table-cell>
          <table:table-cell office:value-type="string">
            <text:p>USB connector B PTH</text:p>
          </table:table-cell>
          <table:table-cell office:value-type="string">
            <text:p>USB - B USB 2.0 Receptacle Connector 4 Position Through Hole, Right Angle</text:p>
          </table:table-cell>
          <table:table-cell office:value-type="string">
            <text:p>USB-B</text:p>
          </table:table-cell>
          <table:table-cell office:value-type="string">
            <text:p>NA</text:p>
          </table:table-cell>
          <table:table-cell office:value-type="string">
            <text:p>USB-B T-Hole R/A</text:p>
          </table:table-cell>
        </table:table-row>
        <table:table-row table:style-name="ro1">
          <table:table-cell office:value-type="string">
            <text:p>X13</text:p>
          </table:table-cell>
          <table:table-cell office:value-type="string">
            <text:p>Digi-Key</text:p>
          </table:table-cell>
          <table:table-cell office:value-type="string">
            <text:p>WM7837-ND</text:p>
          </table:table-cell>
          <table:table-cell office:value-type="string">
            <text:p>Molex</text:p>
          </table:table-cell>
          <table:table-cell office:value-type="string">
            <text:p>0395311002</text:p>
          </table:table-cell>
          <table:table-cell office:value-type="string">
            <text:p>2P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395311002</text:p>
          </table:table-cell>
          <table:table-cell office:value-type="string">
            <text:p>MSTBV2</text:p>
          </table:table-cell>
          <table:table-cell office:value-type="string">
            <text:p>Conn - 5.08mm Pitch Fixed</text:p>
          </table:table-cell>
          <table:table-cell office:value-type="string">
            <text:p>2 Position Terminal Block Header, Male Pins, Shrouded (4 Side) 0.200" (5.08mm) Vertical Through Hole</text:p>
          </table:table-cell>
          <table:table-cell office:value-type="string">
            <text:p>0395311002</text:p>
          </table:table-cell>
          <table:table-cell office:value-type="string">
            <text:p>NA</text:p>
          </table:table-cell>
          <table:table-cell office:value-type="string">
            <text:p>300V 15A 0.2"</text:p>
          </table:table-cell>
        </table:table-row>
        <table:table-row table:style-name="ro1">
          <table:table-cell office:value-type="string">
            <text:p>Y1, Y2</text:p>
          </table:table-cell>
          <table:table-cell office:value-type="string">
            <text:p>Digi-Key</text:p>
          </table:table-cell>
          <table:table-cell office:value-type="string">
            <text:p>887-1319-2-ND</text:p>
          </table:table-cell>
          <table:table-cell office:value-type="string">
            <text:p>TXC</text:p>
          </table:table-cell>
          <table:table-cell office:value-type="string">
            <text:p>7M-16.000MEEQ-T</text:p>
          </table:table-cell>
          <table:table-cell office:value-type="string">
            <text:p>16MHz</text:p>
          </table:table-cell>
          <table:table-cell office:value-type="float" office:value="2">
            <text:p>2</text:p>
          </table:table-cell>
          <table:table-cell/>
          <table:table-cell office:value-type="string">
            <text:p>7M-16.000MEEQ-T</text:p>
          </table:table-cell>
          <table:table-cell office:value-type="string">
            <text:p>CRYS320250</text:p>
          </table:table-cell>
          <table:table-cell office:value-type="string">
            <text:p>Crystal 16mHz 10ppm 10pF</text:p>
          </table:table-cell>
          <table:table-cell office:value-type="string">
            <text:p>CRYSTAL 16.0000MHZ 10PF SMD</text:p>
          </table:table-cell>
          <table:table-cell office:value-type="string">
            <text:p>16MHz</text:p>
          </table:table-cell>
          <table:table-cell office:value-type="string">
            <text:p>10ppm</text:p>
          </table:table-cell>
          <table:table-cell office:value-type="string">
            <text:p>10ppm 10pF 80R</text:p>
          </table:table-cell>
        </table:table-row>
        <table:table-row table:style-name="ro1" table:number-rows-repeated="2">
          <table:table-cell table:style-name="Default" table:number-columns-repeated="15"/>
        </table:table-row>
        <table:table-row table:style-name="ro1">
          <table:table-cell office:value-type="string">
            <text:p>C25</text:p>
          </table:table-cell>
          <table:table-cell office:value-type="string">
            <text:p>Digikey</text:p>
          </table:table-cell>
          <table:table-cell office:value-type="string">
            <text:p>1276-1139-2-ND</text:p>
          </table:table-cell>
          <table:table-cell office:value-type="string">
            <text:p>Samsung</text:p>
          </table:table-cell>
          <table:table-cell office:value-type="string">
            <text:p>CL05C100JB5NNNC</text:p>
          </table:table-cell>
          <table:table-cell office:value-type="string">
            <text:p>10pF 50V NP0 0402</text:p>
          </table:table-cell>
          <table:table-cell office:value-type="float" office:value="1">
            <text:p>1</text:p>
          </table:table-cell>
          <table:table-cell office:value-type="string">
            <text:p>DNI</text:p>
          </table:table-cell>
          <table:table-cell office:value-type="string">
            <text:p>10pF</text:p>
          </table:table-cell>
          <table:table-cell office:value-type="string">
            <text:p>C0402</text:p>
          </table:table-cell>
          <table:table-cell office:value-type="string">
            <text:p>CAP CER 10PF 50V 5% NP0 0402</text:p>
          </table:table-cell>
          <table:table-cell office:value-type="string">
            <text:p>10pF ±5% 50V Ceramic Capacitor C0G, NP0 0402 (1005 Metric)</text:p>
          </table:table-cell>
          <table:table-cell office:value-type="string">
            <text:p>10pF</text:p>
          </table:table-cell>
          <table:table-cell office:value-type="string">
            <text:p>5%</text:p>
          </table:table-cell>
          <table:table-cell office:value-type="string">
            <text:p>50V</text:p>
          </table:table-cell>
        </table:table-row>
        <table:table-row table:style-name="ro1">
          <table:table-cell office:value-type="string">
            <text:p>R51, R61</text:p>
          </table:table-cell>
          <table:table-cell office:value-type="string">
            <text:p>Digi-Key</text:p>
          </table:table-cell>
          <table:table-cell office:value-type="string">
            <text:p>YAG1249TR-ND</text:p>
          </table:table-cell>
          <table:table-cell office:value-type="string">
            <text:p>Yageo</text:p>
          </table:table-cell>
          <table:table-cell office:value-type="string">
            <text:p>RC0402FR-0710KP</text:p>
          </table:table-cell>
          <table:table-cell office:value-type="string">
            <text:p>10k 1% 0402</text:p>
          </table:table-cell>
          <table:table-cell office:value-type="float" office:value="2">
            <text:p>2</text:p>
          </table:table-cell>
          <table:table-cell office:value-type="string">
            <text:p>DNI</text:p>
          </table:table-cell>
          <table:table-cell office:value-type="string">
            <text:p>10K</text:p>
          </table:table-cell>
          <table:table-cell office:value-type="string">
            <text:p>R0402</text:p>
          </table:table-cell>
          <table:table-cell office:value-type="string">
            <text:p>RES SMD 10K OHM 1% 1/16W 0402</text:p>
          </table:table-cell>
          <table:table-cell office:value-type="string">
            <text:p>10k Ohm ±1% 0.063W, 1/16W Chip Resistor 0402 (1005 Metric) Moisture Resistant Thick Film</text:p>
          </table:table-cell>
          <table:table-cell office:value-type="string">
            <text:p>10K</text:p>
          </table:table-cell>
          <table:table-cell office:value-type="string">
            <text:p>1%</text:p>
          </table:table-cell>
          <table:table-cell office:value-type="string">
            <text:p>10k 1% 0402 1/16W</text:p>
          </table:table-cell>
        </table:table-row>
        <table:table-row table:style-name="ro1">
          <table:table-cell office:value-type="string">
            <text:p>JP3</text:p>
          </table:table-cell>
          <table:table-cell table:number-columns-repeated="3"/>
          <table:table-cell office:value-type="string">
            <text:p>NOTAPART_SOLDERJUMP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J_0805</text:p>
          </table:table-cell>
          <table:table-cell office:value-type="string">
            <text:p>R0805</text:p>
          </table:table-cell>
          <table:table-cell office:value-type="string">
            <text:p>SMD solder jumper</text:p>
          </table:table-cell>
          <table:table-cell table:number-columns-repeated="4"/>
        </table:table-row>
        <table:table-row table:style-name="ro1">
          <table:table-cell office:value-type="string">
            <text:p>JP4</text:p>
          </table:table-cell>
          <table:table-cell table:number-columns-repeated="3"/>
          <table:table-cell office:value-type="string">
            <text:p>NOTAPART SOLDERJUMP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J_0805</text:p>
          </table:table-cell>
          <table:table-cell office:value-type="string">
            <text:p>R0805</text:p>
          </table:table-cell>
          <table:table-cell office:value-type="string">
            <text:p>SMD solder jumper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2/13/2018</text:date>, <text:time>01:1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3T01:14:31.03</dc:date>
    <dc:creator>Aaron Shepard</dc:creator>
    <meta:document-statistic meta:table-count="1" meta:cell-count="981" meta:object-count="0"/>
    <meta:generator>OpenOffice/4.1.2$Win32 OpenOffice.org_project/412m3$Build-9782</meta:generator>
  </office:meta>
</office:document-meta>
</file>